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S PGothic1" svg:font-family="'MS PGothic'" style:font-family-generic="modern" style:font-pitch="fixed"/>
    <style:font-face style:name="Droid Sans Fallback" svg:font-family="'Droid Sans Fallback'" style:font-family-generic="modern" style:font-pitch="variable"/>
    <style:font-face style:name="MS PGothic" svg:font-family="'MS PGothic'" style:font-family-generic="moder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999999" draw:fill-color="#ffffff" draw:textarea-horizontal-align="justify" draw:textarea-vertical-align="middle" draw:auto-grow-height="false" fo:min-height="1.307cm" fo:min-width="4.5cm"/>
    </style:style>
    <style:style style:name="gr2" style:family="graphic" style:parent-style-name="objectwithoutfill">
      <style:graphic-properties svg:stroke-width="0.053cm" draw:marker-start="Small_20_Arrow" draw:marker-start-width="0.279cm" draw:marker-end="Small_20_Arrow" draw:marker-end-width="0.279cm" draw:fill="none" draw:textarea-vertical-align="middle" fo:padding-top="0.151cm" fo:padding-bottom="0.151cm" fo:padding-left="0.276cm" fo:padding-right="0.276cm"/>
    </style:style>
    <style:style style:name="gr3" style:family="graphic" style:parent-style-name="objectwithoutfill">
      <style:graphic-properties svg:stroke-width="0.053cm" svg:stroke-color="#999999" draw:marker-start="" draw:marker-start-width="0.279cm" draw:marker-end="Arrow" draw:marker-end-width="0.279cm" draw:fill="none" draw:textarea-vertical-align="middle" fo:padding-top="0.151cm" fo:padding-bottom="0.151cm" fo:padding-left="0.276cm" fo:padding-right="0.276cm"/>
    </style:style>
    <style:style style:name="gr4" style:family="graphic" style:parent-style-name="standard">
      <style:graphic-properties draw:stroke="solid" svg:stroke-width="0.035cm" svg:stroke-color="#000000" draw:marker-start-width="0.252cm" draw:marker-end-width="0.252cm" draw:fill-color="#dddddd" draw:textarea-horizontal-align="justify" draw:textarea-vertical-align="middle" draw:auto-grow-height="false" fo:min-height="0.15cm" fo:min-width="0cm" fo:padding-top="0.142cm" fo:padding-bottom="0.142cm" fo:padding-left="0.267cm" fo:padding-right="0.267cm"/>
      <style:paragraph-properties style:writing-mode="lr-tb"/>
    </style:style>
    <style:style style:name="gr5" style:family="graphic" style:parent-style-name="standard">
      <style:graphic-properties draw:stroke="solid" svg:stroke-width="0.035cm" svg:stroke-color="#000000" draw:marker-start-width="0.252cm" draw:marker-end-width="0.252cm" draw:fill-color="#dddddd" draw:textarea-horizontal-align="justify" draw:textarea-vertical-align="middle" draw:auto-grow-height="false" fo:min-height="0.15cm" fo:min-width="0cm" fo:padding-top="0.142cm" fo:padding-bottom="0.142cm" fo:padding-left="0.267cm" fo:padding-right="0.267cm"/>
    </style:style>
    <style:style style:name="gr6" style:family="graphic" style:parent-style-name="standard">
      <style:graphic-properties draw:stroke="none" svg:stroke-color="#999999" draw:fill-color="#dddddd" draw:textarea-horizontal-align="justify" draw:textarea-vertical-align="middle" draw:auto-grow-height="false" fo:min-height="0.15cm" fo:min-width="0cm"/>
      <style:paragraph-properties style:writing-mode="lr-tb"/>
    </style:style>
    <style:style style:name="gr7" style:family="graphic" style:parent-style-name="standard">
      <style:graphic-properties draw:stroke="none" svg:stroke-color="#999999" draw:fill-color="#dddddd" draw:textarea-horizontal-align="justify" draw:textarea-vertical-align="middle" draw:auto-grow-height="false" fo:min-height="0.15cm" fo:min-width="0cm"/>
    </style:style>
    <style:style style:name="gr8" style:family="graphic" style:parent-style-name="objectwithoutfill">
      <style:graphic-properties svg:stroke-width="0.081cm" svg:stroke-color="#999999" draw:marker-start="" draw:marker-start-width="0.321cm" draw:marker-end="" draw:marker-end-width="0.3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left" draw:auto-grow-height="true" draw:auto-grow-width="true" fo:min-height="0.704cm" fo:min-width="1.137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04cm" fo:min-width="3.698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04cm" fo:min-width="3.097cm"/>
      <style:paragraph-properties style:writing-mode="lr-tb"/>
    </style:style>
    <style:style style:name="gr12" style:family="graphic" style:parent-style-name="objectwithoutfill">
      <style:graphic-properties draw:stroke="dash" draw:stroke-dash="Dashed_20__28_var_29_" svg:stroke-width="0.081cm" svg:stroke-color="#000000" draw:marker-start="Arrow" draw:marker-start-width="0.321cm" draw:marker-end="" draw:marker-end-width="0.321cm" draw:fill="none" draw:fill-color="#99cc66" draw:textarea-vertical-align="middle" fo:padding-top="0.165cm" fo:padding-bottom="0.165cm" fo:padding-left="0.29cm" fo:padding-right="0.29cm"/>
    </style:style>
    <style:style style:name="gr13" style:family="graphic" style:parent-style-name="standard" style:list-style-name="L1">
      <style:graphic-properties draw:stroke="solid" svg:stroke-width="0.053cm" svg:stroke-color="#000000" draw:marker-start="Small_20_Arrow" draw:marker-start-width="0.279cm" draw:marker-start-center="false" draw:marker-end="Small_20_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4"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5"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1.137cm" fo:padding-top="0.125cm" fo:padding-bottom="0.125cm" fo:padding-left="0.25cm" fo:padding-right="0.25cm" draw:shadow="hidden" draw:shadow-offset-x="0.2cm" draw:shadow-offset-y="0.2cm" draw:shadow-color="#808080"/>
      <style:paragraph-properties style:writing-mode="lr-tb"/>
    </style:style>
    <style:style style:name="gr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3.698cm" fo:padding-top="0.125cm" fo:padding-bottom="0.125cm" fo:padding-left="0.25cm" fo:padding-right="0.25cm" draw:shadow="hidden" draw:shadow-offset-x="0.2cm" draw:shadow-offset-y="0.2cm" draw:shadow-color="#808080"/>
      <style:paragraph-properties style:writing-mode="lr-tb"/>
    </style:style>
    <style:style style:name="gr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04cm" fo:min-width="5.941cm" fo:padding-top="0.125cm" fo:padding-bottom="0.125cm" fo:padding-left="0.25cm" fo:padding-right="0.25cm" draw:shadow="hidden" draw:shadow-offset-x="0.2cm" draw:shadow-offset-y="0.2cm" draw:shadow-color="#808080"/>
      <style:paragraph-properties style:writing-mode="lr-tb"/>
    </style:style>
    <style:style style:name="gr19"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0"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1"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2"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3"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4" style:family="graphic" style:parent-style-name="standard" style:list-style-name="L1">
      <style:graphic-properties draw:stroke="solid" svg:stroke-width="0.053cm" svg:stroke-color="#999999" draw:marker-start="Small_20_Arrow"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5"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6"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7"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8"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29"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0"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1"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2"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3"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4"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5"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6"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7" style:family="graphic" style:parent-style-name="standard" style:list-style-name="L1">
      <style:graphic-properties draw:stroke="solid" svg:stroke-width="0.053cm" svg:stroke-color="#999999" draw:marker-start="" draw:marker-start-width="0.279cm" draw:marker-start-center="false" draw:marker-end="Arrow"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3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3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4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4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5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5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6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6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7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7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7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8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8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8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9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9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9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0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10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0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1"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1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11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1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2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12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1"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32"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paragraph-properties style:writing-mode="lr-tb"/>
    </style:style>
    <style:style style:name="gr13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4"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5"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6"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7"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8"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39"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40"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42"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5cm" fo:min-width="0cm" fo:padding-top="0.142cm" fo:padding-bottom="0.142cm" fo:padding-left="0.267cm" fo:padding-right="0.267cm" draw:shadow="hidden" draw:shadow-offset-x="0.2cm" draw:shadow-offset-y="0.2cm" draw:shadow-color="#808080"/>
    </style:style>
    <style:style style:name="gr143" style:family="graphic" style:parent-style-name="standard" style:list-style-name="L1">
      <style:graphic-properties draw:stroke="none" svg:stroke-width="0cm" svg:stroke-color="#999999" draw:marker-start="" draw:marker-start-width="0.2cm" draw:marker-start-center="false" draw:marker-end="" draw:marker-end-width="0.2cm" draw:marker-end-center="false" draw:fill="solid" draw:fill-color="#dddddd" draw:textarea-horizontal-align="justify" draw:textarea-vertical-align="middle" draw:auto-grow-height="false" fo:min-height="0.15cm" fo:min-width="0cm" fo:padding-top="0.125cm" fo:padding-bottom="0.125cm" fo:padding-left="0.25cm" fo:padding-right="0.25cm" draw:shadow="hidden" draw:shadow-offset-x="0.2cm" draw:shadow-offset-y="0.2cm" draw:shadow-color="#808080"/>
    </style:style>
    <style:style style:name="gr144" style:family="graphic" style:parent-style-name="standard" style:list-style-name="L1">
      <style:graphic-properties draw:stroke="solid" svg:stroke-width="0.035cm" svg:stroke-color="#000000" draw:marker-start="" draw:marker-start-width="0.252cm" draw:marker-start-center="false" draw:marker-end="" draw:marker-end-width="0.252cm" draw:marker-end-center="false" draw:fill="solid" draw:fill-color="#dddddd" draw:textarea-horizontal-align="justify" draw:textarea-vertical-align="middle" draw:auto-grow-height="false" fo:min-height="0.116cm" fo:min-width="0cm" fo:padding-top="0.142cm" fo:padding-bottom="0.142cm" fo:padding-left="0.267cm" fo:padding-right="0.267cm" draw:shadow="hidden" draw:shadow-offset-x="0.2cm" draw:shadow-offset-y="0.2cm" draw:shadow-color="#808080"/>
    </style:style>
    <style:style style:name="gr145" style:family="graphic">
      <style:graphic-properties style:protect="size"/>
    </style:style>
    <style:style style:name="gr146" style:family="graphic" style:parent-style-name="objectwithoutfill">
      <style:graphic-properties svg:stroke-width="0.081cm" draw:marker-start="Arrow" draw:marker-start-width="0.321cm" draw:marker-end="Arrow" draw:marker-end-width="0.321cm" draw:fill="none" draw:textarea-vertical-align="middle" fo:padding-top="0.165cm" fo:padding-bottom="0.165cm" fo:padding-left="0.29cm" fo:padding-right="0.29cm"/>
    </style:style>
    <style:style style:name="gr147" style:family="graphic" style:parent-style-name="standard">
      <style:graphic-properties draw:stroke="none" svg:stroke-color="#000000" draw:fill="none" draw:fill-color="#ffffff" draw:auto-grow-height="true" draw:auto-grow-width="false" fo:max-height="0cm" fo:min-height="0.704cm"/>
      <style:paragraph-properties style:writing-mode="lr-tb"/>
    </style:style>
    <style:style style:name="gr148" style:family="graphic" style:parent-style-name="standard">
      <style:graphic-properties draw:stroke="none" svg:stroke-color="#000000" draw:fill="none" draw:fill-color="#ffffff" draw:auto-grow-height="true" draw:auto-grow-width="false" fo:max-height="0cm" fo:min-height="1.407cm"/>
      <style:paragraph-properties style:writing-mode="lr-tb"/>
    </style:style>
    <style:style style:name="gr149"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150" style:family="graphic" style:parent-style-name="objectwithoutfill">
      <style:graphic-properties draw:fill="none" draw:textarea-vertical-align="middle"/>
    </style:style>
    <style:style style:name="gr151" style:family="graphic" style:parent-style-name="standard">
      <style:graphic-properties draw:stroke="none" svg:stroke-color="#000000" draw:fill="none" draw:fill-color="#ffffff" draw:auto-grow-height="true" draw:auto-grow-width="false" fo:max-height="0cm" fo:min-height="0.855cm"/>
      <style:paragraph-properties style:writing-mode="lr-tb"/>
    </style:style>
    <style:style style:name="gr152" style:family="graphic" style:parent-style-name="objectwithoutfill">
      <style:graphic-properties draw:marker-start="Arrow" draw:fill="none" draw:textarea-vertical-align="middle"/>
    </style:style>
    <style:style style:name="gr153" style:family="graphic" style:parent-style-name="objectwithoutfill">
      <style:graphic-properties draw:stroke="dash" draw:stroke-dash="_32__20_Dots_20_1_20_Dash" draw:fill="none" draw:textarea-vertical-align="middle"/>
    </style:style>
    <style:style style:name="gr154" style:family="graphic" style:parent-style-name="standard">
      <style:graphic-properties draw:stroke="none" svg:stroke-color="#000000" draw:fill="none" draw:fill-color="#ffffff" draw:textarea-horizontal-align="left" draw:auto-grow-height="true" draw:auto-grow-width="true" fo:min-height="0.704cm" fo:min-width="4.904cm"/>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true" fo:min-height="1.407cm" fo:min-width="2.834cm"/>
      <style:paragraph-properties style:writing-mode="lr-tb"/>
    </style:style>
    <style:style style:name="gr156" style:family="graphic" style:parent-style-name="standard">
      <style:graphic-properties draw:stroke="dash" draw:stroke-dash="Dashed_20__28_var_29__20_10" svg:stroke-width="0.159cm" svg:stroke-color="#000000" draw:marker-end="msArrowEnd_20_5" draw:marker-end-width="0.477cm" draw:marker-end-center="false" draw:stroke-linejoin="round" draw:fill="none" draw:textarea-vertical-align="top" draw:auto-grow-height="false" fo:min-height="0cm" fo:min-width="1.404cm" fo:padding-top="0.125cm" fo:padding-bottom="0.125cm" fo:padding-left="0.25cm" fo:padding-right="0.25cm" fo:wrap-option="wrap"/>
    </style:style>
    <style:style style:name="gr157" style:family="graphic" style:parent-style-name="standard">
      <style:graphic-properties draw:stroke="solid" svg:stroke-width="0.026cm" svg:stroke-color="#000000" draw:stroke-linejoin="miter" draw:fill="solid" draw:fill-color="#ccff99" draw:textarea-vertical-align="middle" draw:auto-grow-height="false" draw:fit-to-size="false" style:shrink-to-fit="false" fo:min-height="0.553cm" fo:min-width="2.688cm" fo:padding-top="0.125cm" fo:padding-bottom="0.125cm" fo:padding-left="0.25cm" fo:padding-right="0.25cm" fo:wrap-option="no-wrap"/>
    </style:style>
    <style:style style:name="gr158" style:family="graphic" style:parent-style-name="standard">
      <style:graphic-properties draw:stroke="dash" draw:stroke-dash="Dashed_20__28_var_29__20_11" svg:stroke-width="0.053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159" style:family="graphic" style:parent-style-name="standard" style:list-style-name="L2">
      <style:graphic-properties draw:stroke="none" svg:stroke-width="0cm" draw:fill="none" draw:textarea-vertical-align="top" draw:auto-grow-height="false" draw:fit-to-size="false" style:shrink-to-fit="false" fo:min-height="1.58cm" fo:min-width="5.383cm" fo:padding-top="0.125cm" fo:padding-bottom="0.125cm" fo:padding-left="0.25cm" fo:padding-right="0.25cm" fo:wrap-option="wrap"/>
      <style:paragraph-properties style:writing-mode="lr-tb"/>
    </style:style>
    <style:style style:name="gr16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2" style:family="graphic" style:parent-style-name="standard">
      <style:graphic-properties draw:stroke="solid" svg:stroke-width="0.053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63"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vertical-align="middle" draw:auto-grow-height="false" draw:fit-to-size="false" style:shrink-to-fit="false" fo:min-height="2.324cm" fo:min-width="3.957cm" fo:padding-top="0.125cm" fo:padding-bottom="0.125cm" fo:padding-left="0.25cm" fo:padding-right="0.25cm" fo:wrap-option="no-wrap"/>
    </style:style>
    <style:style style:name="gr164" style:family="graphic" style:parent-style-name="standard" style:list-style-name="L2">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65" style:family="graphic" style:parent-style-name="standard">
      <style:graphic-properties draw:stroke="solid" svg:stroke-width="0.079cm" svg:stroke-color="#cc0000" draw:stroke-linejoin="round" draw:fill="none" draw:textarea-vertical-align="middle" draw:auto-grow-height="false" draw:fit-to-size="false" style:shrink-to-fit="false" fo:min-height="1.549cm" fo:min-width="3.91cm" fo:padding-top="0.125cm" fo:padding-bottom="0.125cm" fo:padding-left="0.25cm" fo:padding-right="0.25cm" fo:wrap-option="no-wrap"/>
    </style:style>
    <style:style style:name="gr166" style:family="graphic" style:parent-style-name="standard">
      <style:graphic-properties draw:stroke="solid" svg:stroke-width="0.026cm" svg:stroke-color="#000000" draw:stroke-linejoin="miter" draw:fill="solid" draw:fill-color="#ccecff" draw:textarea-horizontal-align="center" draw:textarea-vertical-align="middle" draw:auto-grow-height="false" draw:fit-to-size="false" style:shrink-to-fit="false" fo:min-height="0.692cm" fo:min-width="0cm" fo:padding-top="0.03cm" fo:padding-bottom="0.125cm" fo:padding-left="0.25cm" fo:padding-right="0.25cm" fo:wrap-option="no-wrap"/>
    </style:style>
    <style:style style:name="gr167" style:family="graphic" style:parent-style-name="standard">
      <style:graphic-properties draw:stroke="solid" svg:stroke-width="0.079cm" svg:stroke-color="#000000" draw:stroke-linejoin="round" draw:fill="none" draw:textarea-vertical-align="top" draw:auto-grow-height="false" draw:fit-to-size="false" style:shrink-to-fit="false" fo:min-height="0.553cm" fo:min-width="3.702cm" fo:padding-top="0.125cm" fo:padding-bottom="0.125cm" fo:padding-left="0.25cm" fo:padding-right="0.25cm" fo:wrap-option="wrap"/>
    </style:style>
    <style:style style:name="gr168" style:family="graphic" style:parent-style-name="standard">
      <style:graphic-properties draw:stroke="solid" svg:stroke-width="0.159cm" svg:stroke-color="#000000" draw:marker-end="msArrowEnd_20_5" draw:marker-end-width="0.477cm" draw:marker-end-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169" style:family="graphic" style:parent-style-name="standard">
      <style:graphic-properties draw:stroke="dash" draw:stroke-dash="Dashed_20__28_var_29__20_10" svg:stroke-width="0.159cm" svg:stroke-color="#000000" draw:marker-end="msArrowEnd_20_5" draw:marker-end-width="0.477cm" draw:marker-end-center="false" draw:stroke-linejoin="round" draw:fill="none" draw:textarea-vertical-align="middle" draw:auto-grow-height="false" draw:fit-to-size="false" style:shrink-to-fit="false" fo:min-height="3.15cm" fo:min-width="0.898cm" fo:padding-top="0.125cm" fo:padding-bottom="0.125cm" fo:padding-left="0.25cm" fo:padding-right="0.25cm" fo:wrap-option="no-wrap"/>
    </style:style>
    <style:style style:name="gr17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4" style:family="graphic" style:parent-style-name="standard">
      <style:graphic-properties draw:stroke="none" svg:stroke-color="#000000" draw:fill="none" draw:fill-color="#ffffff" draw:textarea-horizontal-align="left" draw:auto-grow-height="true" draw:auto-grow-width="true" fo:min-height="0.704cm" fo:min-width="0.485cm"/>
      <style:paragraph-properties style:writing-mode="lr-tb"/>
    </style:style>
    <style:style style:name="gr175" style:family="graphic" style:parent-style-name="standard">
      <style:graphic-properties draw:stroke="none" svg:stroke-color="#000000" draw:fill="none" draw:fill-color="#ffffff" draw:textarea-horizontal-align="left" draw:auto-grow-height="true" draw:auto-grow-width="true" fo:min-height="0.547cm" fo:min-width="2.132cm"/>
      <style:paragraph-properties style:writing-mode="lr-tb"/>
    </style:style>
    <style:style style:name="gr176" style:family="graphic" style:parent-style-name="standard">
      <style:graphic-properties svg:stroke-color="#000000" draw:fill-color="#ffffff" draw:textarea-horizontal-align="justify" draw:textarea-vertical-align="middle" draw:auto-grow-height="false" fo:min-height="0.55cm" fo:min-width="1.7cm"/>
      <style:paragraph-properties style:writing-mode="lr-tb"/>
    </style:style>
    <style:style style:name="gr177" style:family="graphic" style:parent-style-name="standard">
      <style:graphic-properties svg:stroke-color="#000000" draw:fill-color="#ffffff" draw:textarea-horizontal-align="justify" draw:textarea-vertical-align="middle" draw:auto-grow-height="false" fo:min-height="0.55cm" fo:min-width="1.7cm"/>
    </style:style>
    <style:style style:name="gr178" style:family="graphic" style:parent-style-name="standard">
      <style:graphic-properties svg:stroke-color="#000000" draw:fill-color="#ffffff" draw:textarea-horizontal-align="justify" draw:textarea-vertical-align="middle" draw:auto-grow-height="false" fo:min-height="0.55cm" fo:min-width="1.3cm"/>
      <style:paragraph-properties style:writing-mode="lr-tb"/>
    </style:style>
    <style:style style:name="gr179" style:family="graphic" style:parent-style-name="standard">
      <style:graphic-properties svg:stroke-color="#000000" draw:fill-color="#ffffff" draw:textarea-horizontal-align="justify" draw:textarea-vertical-align="middle" draw:auto-grow-height="false" fo:min-height="0.55cm" fo:min-width="1.3cm"/>
    </style:style>
    <style:style style:name="gr1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911cm" fo:min-width="0.485cm" fo:padding-top="0.125cm" fo:padding-bottom="0.125cm" fo:padding-left="0.25cm" fo:padding-right="0.25cm" draw:shadow="hidden" draw:shadow-offset-x="0.2cm" draw:shadow-offset-y="0.2cm" draw:shadow-color="#808080"/>
      <style:paragraph-properties style:writing-mode="lr-tb"/>
    </style:style>
    <style:style style:name="gr181" style:family="graphic" style:parent-style-name="standard">
      <style:graphic-properties draw:stroke="none" svg:stroke-color="#000000" draw:fill="none" draw:fill-color="#ffffff" draw:textarea-horizontal-align="left" draw:auto-grow-height="true" draw:auto-grow-width="true" fo:min-height="0.704cm" fo:min-width="3.228cm"/>
      <style:paragraph-properties style:writing-mode="lr-tb"/>
    </style:style>
    <style:style style:name="gr182" style:family="graphic" style:parent-style-name="standard">
      <style:graphic-properties draw:stroke="none" svg:stroke-color="#000000" draw:fill="none" draw:fill-color="#ffffff" draw:textarea-horizontal-align="left" draw:auto-grow-height="true" draw:auto-grow-width="true" fo:min-height="0.704cm" fo:min-width="3.986cm"/>
      <style:paragraph-properties style:writing-mode="lr-tb"/>
    </style:style>
    <style:style style:name="gr183" style:family="graphic" style:parent-style-name="standard">
      <style:graphic-properties svg:stroke-width="0.035cm" svg:stroke-color="#000000" draw:marker-start-width="0.252cm" draw:marker-end-width="0.252cm" draw:fill="none" draw:textarea-vertical-align="middle" draw:auto-grow-height="false" fo:min-height="2.123cm" fo:min-width="0cm" fo:padding-top="0.142cm" fo:padding-bottom="0.142cm" fo:padding-left="0.267cm" fo:padding-right="0.267cm"/>
    </style:style>
    <style:style style:name="gr184" style:family="graphic" style:parent-style-name="standard">
      <style:graphic-properties draw:stroke="none" svg:stroke-color="#000000" draw:fill="none" draw:fill-color="#ffffff" draw:textarea-horizontal-align="left" draw:auto-grow-height="true" draw:auto-grow-width="true" fo:min-height="1.818cm" fo:min-width="1.454cm"/>
      <style:paragraph-properties style:writing-mode="lr-tb"/>
    </style:style>
    <style:style style:name="gr185" style:family="graphic" style:parent-style-name="standard">
      <style:graphic-properties draw:stroke="solid" draw:stroke-dash="Ultrafine_20_Dashed" svg:stroke-color="#000000" draw:fill-color="#cccccc" draw:textarea-horizontal-align="justify" draw:textarea-vertical-align="middle" draw:auto-grow-height="false" fo:min-height="1.299cm" fo:min-width="0cm"/>
    </style:style>
    <style:style style:name="gr186" style:family="graphic" style:parent-style-name="standard">
      <style:graphic-properties svg:stroke-width="0.035cm" svg:stroke-color="#000000" draw:marker-start-width="0.252cm" draw:marker-end-width="0.252cm" draw:fill="none" draw:textarea-vertical-align="middle" draw:auto-grow-height="false" fo:min-height="7.285cm" fo:min-width="0cm" fo:padding-top="0.142cm" fo:padding-bottom="0.142cm" fo:padding-left="0.267cm" fo:padding-right="0.267cm"/>
    </style:style>
    <style:style style:name="gr187" style:family="graphic" style:parent-style-name="standard">
      <style:graphic-properties draw:stroke="none" svg:stroke-color="#000000" draw:fill="none" draw:fill-color="#ffffff" draw:textarea-horizontal-align="left" draw:auto-grow-height="true" draw:auto-grow-width="true" fo:min-height="0.704cm" fo:min-width="3.558cm"/>
      <style:paragraph-properties style:writing-mode="lr-tb"/>
    </style:style>
    <style:style style:name="gr188" style:family="graphic" style:parent-style-name="standard">
      <style:graphic-properties draw:stroke="none" svg:stroke-color="#000000" draw:fill="none" draw:fill-color="#ffffff" draw:textarea-horizontal-align="left" draw:auto-grow-height="true" draw:auto-grow-width="false" fo:min-height="0.628cm" fo:min-width="0cm"/>
      <style:paragraph-properties style:writing-mode="lr-tb"/>
    </style:style>
    <style:style style:name="gr189" style:family="graphic" style:parent-style-name="standard">
      <style:graphic-properties draw:stroke="none" svg:stroke-color="#000000" draw:fill="none" draw:fill-color="#ffffff" draw:textarea-horizontal-align="left" draw:auto-grow-height="true" draw:auto-grow-width="true" fo:min-height="0.704cm" fo:min-width="2.639cm"/>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true" fo:min-height="0.704cm" fo:min-width="3.935cm"/>
      <style:paragraph-properties style:writing-mode="lr-tb"/>
    </style:style>
    <style:style style:name="gr191" style:family="graphic" style:parent-style-name="standard">
      <style:graphic-properties draw:stroke="dash" draw:stroke-dash="Dashed_20__28_var_29_" svg:stroke-color="#000000" draw:fill="none" draw:fill-color="#cccccc" draw:textarea-horizontal-align="justify" draw:textarea-vertical-align="middle" draw:auto-grow-height="false" fo:min-height="0.15cm" fo:min-width="2.5cm"/>
    </style:style>
    <style:style style:name="gr192" style:family="graphic" style:parent-style-name="standard">
      <style:graphic-properties draw:stroke="none" draw:fill="none" fo:min-height="0.701cm"/>
      <style:paragraph-properties style:writing-mode="lr-tb"/>
    </style:style>
    <style:style style:name="gr193" style:family="graphic" style:parent-style-name="standard">
      <style:graphic-properties svg:stroke-color="#000000" draw:fill-color="#ffffff" draw:textarea-horizontal-align="justify" draw:textarea-vertical-align="middle" draw:auto-grow-height="false" fo:min-height="0.55cm" fo:min-width="2.8cm"/>
      <style:paragraph-properties style:writing-mode="lr-tb"/>
    </style:style>
    <style:style style:name="gr194" style:family="graphic" style:parent-style-name="standard">
      <style:graphic-properties svg:stroke-color="#000000" draw:fill-color="#ffffff" draw:textarea-horizontal-align="justify" draw:textarea-vertical-align="middle" draw:auto-grow-height="false" fo:min-height="0.55cm" fo:min-width="2.8cm"/>
    </style:style>
    <style:style style:name="gr1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1.49cm" fo:min-width="0.485cm" fo:padding-top="0.125cm" fo:padding-bottom="0.125cm" fo:padding-left="0.25cm" fo:padding-right="0.25cm" draw:shadow="hidden" draw:shadow-offset-x="0.2cm" draw:shadow-offset-y="0.2cm" draw:shadow-color="#808080"/>
      <style:paragraph-properties style:writing-mode="lr-tb"/>
    </style:style>
    <style:style style:name="gr196" style:family="graphic" style:parent-style-name="standard">
      <style:graphic-properties draw:stroke="none" draw:fill="none" fo:min-height="0.586cm"/>
      <style:paragraph-properties style:writing-mode="lr-tb"/>
    </style:style>
    <style:style style:name="gr197" style:family="graphic" style:parent-style-name="standard">
      <style:graphic-properties svg:stroke-width="0.035cm" svg:stroke-color="#000000" draw:marker-start-width="0.252cm" draw:marker-end-width="0.252cm" draw:fill="none" draw:textarea-vertical-align="middle" draw:auto-grow-height="false" fo:min-height="2.786cm" fo:min-width="0cm" fo:padding-top="0.142cm" fo:padding-bottom="0.142cm" fo:padding-left="0.267cm" fo:padding-right="0.267cm"/>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color="#ffffff"/>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writing-mode="lr-tb"/>
      <style:text-properties style:font-name="Times New Roman" fo:font-size="13pt" style:font-size-asian="13pt" style:font-size-complex="13pt"/>
    </style:style>
    <style:style style:name="P4" style:family="paragraph">
      <loext:graphic-properties draw:fill-color="#dddddd"/>
      <style:paragraph-properties fo:text-align="center" style:writing-mode="lr-tb"/>
      <style:text-properties style:font-name="Times New Roman" fo:font-size="13pt" style:font-size-asian="13pt" style:font-size-complex="13pt"/>
    </style:style>
    <style:style style:name="P5" style:family="paragraph">
      <loext:graphic-properties draw:fill-color="#dddddd"/>
      <style:paragraph-properties fo:text-align="center"/>
    </style:style>
    <style:style style:name="P6" style:family="paragraph">
      <loext:graphic-properties draw:fill="none" draw:fill-color="#ffffff"/>
      <style:paragraph-properties style:writing-mode="lr-tb"/>
      <style:text-properties style:font-name="Times New Roman"/>
    </style:style>
    <style:style style:name="P7" style:family="paragraph">
      <loext:graphic-properties draw:fill="none" draw:fill-color="#99cc66"/>
      <style:paragraph-properties fo:text-align="center"/>
    </style:style>
    <style:style style:name="P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indent="0cm"/>
    </style:style>
    <style:style style:name="P1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Times New Roman" fo:font-size="18pt" fo:font-style="normal" fo:text-shadow="none" style:text-underline-style="none" fo:font-weight="normal" style:letter-kerning="true" style:font-name-asian="Droid Sans Fallback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13pt" fo:font-style="normal" fo:text-shadow="none" style:text-underline-style="none" fo:font-weight="normal" style:letter-kerning="true" style:font-name-asian="Droid Sans Fallback1"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12" style:family="paragraph">
      <loext:graphic-properties draw:fill="solid" draw:fill-color="#dddddd"/>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13pt" fo:font-style="normal" fo:text-shadow="none" style:text-underline-style="none" fo:font-weight="normal" style:letter-kerning="true" style:font-name-asian="Droid Sans Fallback1"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13"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 style:family="paragraph">
      <loext:graphic-properties draw:fill-color="#ffffff"/>
      <style:paragraph-properties style:writing-mode="lr-tb"/>
      <style:text-properties fo:font-size="20pt"/>
    </style:style>
    <style:style style:name="P15" style:family="paragraph">
      <style:paragraph-properties fo:text-align="end"/>
    </style:style>
    <style:style style:name="P16" style:family="paragraph">
      <loext:graphic-properties draw:fill="none" draw:fill-color="#ffffff"/>
      <style:paragraph-properties fo:text-align="end" style:writing-mode="lr-tb"/>
      <style:text-properties style:font-name="Times New Roman"/>
    </style:style>
    <style:style style:name="P17" style:family="paragraph">
      <loext:graphic-properties draw:fill="none" draw:fill-color="#ffffff"/>
      <style:paragraph-properties style:writing-mode="lr-tb"/>
      <style:text-properties style:font-name="Times New Roman" fo:font-style="italic" style:font-style-asian="italic" style:font-style-complex="italic"/>
    </style:style>
    <style:style style:name="P18" style:family="paragraph">
      <loext:graphic-properties draw:fill-color="#ffffff"/>
      <style:paragraph-properties style:writing-mode="lr-tb"/>
    </style:style>
    <style:style style:name="P19" style:family="paragraph">
      <loext:graphic-properties draw:fill="none"/>
      <style:paragraph-properties fo:text-align="start"/>
      <style:text-properties fo:font-size="18pt"/>
    </style:style>
    <style:style style:name="P20" style:family="paragraph">
      <loext:graphic-properties draw:fill="solid" draw:fill-color="#ccff99"/>
      <style:paragraph-properties fo:text-align="start" style:font-independent-line-spacing="true"/>
      <style:text-properties fo:font-size="24pt"/>
    </style:style>
    <style:style style:name="P21" style:family="paragraph">
      <loext:graphic-properties draw:fill="none"/>
      <style:paragraph-properties fo:text-align="start" style:font-independent-line-spacing="true"/>
      <style:text-properties fo:font-size="24pt"/>
    </style:style>
    <style:style style:name="P22" style:family="paragraph">
      <style:paragraph-properties fo:margin-top="0cm" fo:margin-bottom="0cm" fo:line-height="100%" fo:text-align="start" style:punctuation-wrap="simple" style:writing-mode="lr-tb"/>
      <style:text-properties fo:font-size="24pt"/>
    </style:style>
    <style:style style:name="P23"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24" style:family="paragraph">
      <style:paragraph-properties fo:margin-top="0cm" fo:margin-bottom="0cm" fo:line-height="100%" fo:text-align="start" style:punctuation-wrap="simple" style:writing-mode="lr-tb"/>
      <style:text-properties fo:font-size="24pt" style:text-underline-style="none"/>
    </style:style>
    <style:style style:name="P25" style:family="paragraph">
      <loext:graphic-properties draw:fill="none"/>
      <style:paragraph-properties fo:margin-top="0cm" fo:margin-bottom="0cm" fo:line-height="100%" fo:text-align="start" style:punctuation-wrap="simple" style:writing-mode="lr-tb" style:font-independent-line-spacing="true"/>
      <style:text-properties fo:font-size="24pt" style:text-underline-style="none"/>
    </style:style>
    <style:style style:name="P26" style:family="paragraph">
      <style:paragraph-properties fo:margin-top="0cm" fo:margin-bottom="0cm" fo:line-height="100%" fo:text-align="end" style:punctuation-wrap="simple" style:writing-mode="lr-tb"/>
      <style:text-properties fo:font-size="24pt"/>
    </style:style>
    <style:style style:name="P27" style:family="paragraph">
      <loext:graphic-properties draw:fill="none"/>
      <style:paragraph-properties fo:margin-top="0cm" fo:margin-bottom="0cm" fo:line-height="100%" fo:text-align="end" style:punctuation-wrap="simple" style:writing-mode="lr-tb" style:font-independent-line-spacing="true"/>
      <style:text-properties fo:font-size="24pt"/>
    </style:style>
    <style:style style:name="P28" style:family="paragraph">
      <style:paragraph-properties fo:margin-top="0cm" fo:margin-bottom="0cm" fo:line-height="100%" fo:text-align="center" style:punctuation-wrap="simple" style:writing-mode="lr-tb"/>
      <style:text-properties fo:font-size="24pt"/>
    </style:style>
    <style:style style:name="P29" style:family="paragraph">
      <loext:graphic-properties draw:fill="none"/>
      <style:paragraph-properties fo:margin-top="0cm" fo:margin-bottom="0cm" fo:line-height="100%" fo:text-align="center" style:punctuation-wrap="simple" style:writing-mode="lr-tb" style:font-independent-line-spacing="true"/>
      <style:text-properties fo:font-size="24pt"/>
    </style:style>
    <style:style style:name="P30" style:family="paragraph">
      <loext:graphic-properties draw:fill="solid" draw:fill-color="#ccecff"/>
      <style:paragraph-properties fo:text-align="start" style:font-independent-line-spacing="true"/>
      <style:text-properties fo:font-size="24pt"/>
    </style:style>
    <style:style style:name="P31" style:family="paragraph">
      <style:paragraph-properties fo:margin-top="0cm" fo:margin-bottom="0cm" fo:line-height="100%" fo:text-align="end" style:punctuation-wrap="hanging" style:writing-mode="lr-tb"/>
      <style:text-properties fo:font-size="24pt"/>
    </style:style>
    <style:style style:name="P32" style:family="paragraph">
      <loext:graphic-properties draw:fill="none"/>
      <style:paragraph-properties fo:margin-top="0cm" fo:margin-bottom="0cm" fo:line-height="100%" fo:text-align="end" style:punctuation-wrap="hanging" style:writing-mode="lr-tb" style:font-independent-line-spacing="true"/>
      <style:text-properties fo:font-size="24pt"/>
    </style:style>
    <style:style style:name="P33" style:family="paragraph">
      <style:paragraph-properties fo:text-align="start"/>
    </style:style>
    <style:style style:name="P34" style:family="paragraph">
      <loext:graphic-properties draw:fill="none" draw:fill-color="#ffffff"/>
      <style:paragraph-properties fo:text-align="start" style:writing-mode="lr-tb"/>
      <style:text-properties style:font-name="Times New Roman" fo:font-size="14pt" style:font-size-asian="14pt" style:font-size-complex="14pt"/>
    </style:style>
    <style:style style:name="P35" style:family="paragraph">
      <style:paragraph-properties fo:text-align="center" style:writing-mode="lr-tb"/>
      <style:text-properties style:font-name="Times New Roman" fo:font-style="italic"/>
    </style:style>
    <style:style style:name="P36" style:family="paragraph">
      <loext:graphic-properties draw:fill-color="#ffffff"/>
      <style:paragraph-properties fo:text-align="center" style:writing-mode="lr-tb"/>
      <style:text-properties style:font-name="Times New Roman" fo:font-style="italic"/>
    </style:style>
    <style:style style:name="P37" style:family="paragraph">
      <loext:graphic-properties draw:fill-color="#ffffff"/>
      <style:paragraph-properties fo:text-align="center"/>
      <style:text-properties style:font-name="Times New Roman" fo:font-style="italic"/>
    </style:style>
    <style:style style:name="P38" style:family="paragraph">
      <style:paragraph-properties fo:text-align="center"/>
    </style:style>
    <style:style style:name="P39" style:family="paragraph">
      <loext:graphic-properties draw:fill="none" draw:fill-color="#ffffff"/>
      <style:paragraph-properties fo:text-align="center" style:writing-mode="lr-tb"/>
      <style:text-properties style:font-name="Times New Roman"/>
    </style:style>
    <style:style style:name="P40" style:family="paragraph">
      <style:paragraph-properties fo:line-height="80%" fo:text-align="end"/>
    </style:style>
    <style:style style:name="P41" style:family="paragraph">
      <loext:graphic-properties draw:fill="none" draw:fill-color="#ffffff"/>
      <style:paragraph-properties fo:line-height="80%" fo:text-align="end" style:writing-mode="lr-tb"/>
      <style:text-properties style:font-name="Times New Roman"/>
    </style:style>
    <style:style style:name="P42" style:family="paragraph">
      <loext:graphic-properties draw:fill-color="#cccccc"/>
      <style:paragraph-properties fo:text-align="center"/>
    </style:style>
    <style:style style:name="P43" style:family="paragraph">
      <loext:graphic-properties draw:fill="none" draw:fill-color="#ffffff"/>
      <style:paragraph-properties style:writing-mode="lr-tb"/>
      <style:text-properties style:font-name="Times New Roman" fo:font-size="16pt" style:font-size-asian="16pt" style:font-size-complex="16pt"/>
    </style:style>
    <style:style style:name="P44" style:family="paragraph">
      <loext:graphic-properties draw:fill="none" draw:fill-color="#cccccc"/>
      <style:paragraph-properties fo:text-align="center"/>
    </style:style>
    <style:style style:name="P45" style:family="paragraph">
      <loext:graphic-properties draw:fill="none"/>
      <style:paragraph-properties fo:text-align="start" style:writing-mode="lr-tb"/>
      <style:text-properties style:font-name="Times New Roman" fo:font-size="14pt" style:font-size-asian="14pt" style:font-size-complex="14pt"/>
    </style:style>
    <style:style style:name="P46" style:family="paragraph">
      <loext:graphic-properties draw:fill="none"/>
      <style:paragraph-properties fo:text-align="start" style:writing-mode="lr-tb"/>
      <style:text-properties style:font-name="Times New Roman" fo:font-size="16pt" style:font-size-asian="16pt" style:font-size-complex="16pt"/>
    </style:style>
    <style:style style:name="T1" style:family="text">
      <style:text-properties style:font-name="Times New Roman" fo:font-size="13pt" style:font-size-asian="13pt" style:font-size-complex="13pt"/>
    </style:style>
    <style:style style:name="T2" style:family="text">
      <style:text-properties style:font-name="Times New Roman"/>
    </style:style>
    <style:style style:name="T3" style:family="text">
      <style:text-properties fo:font-variant="normal" fo:text-transform="none" style:use-window-font-color="true" style:text-outline="false" style:text-line-through-style="none" style:text-line-through-type="none" style:font-name="Times New Roman" fo:font-size="18pt" fo:font-style="normal" fo:text-shadow="none" style:text-underline-style="none" fo:font-weight="normal" style:letter-kerning="true" style:font-name-asian="Droid Sans Fallback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Times New Roman" fo:font-size="13pt" fo:font-style="normal" fo:text-shadow="none" style:text-underline-style="none" fo:font-weight="normal" style:letter-kerning="true" style:font-name-asian="Droid Sans Fallback1"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5" style:family="text">
      <style:text-properties style:font-name="Times New Roman" fo:font-style="italic" style:font-style-asian="italic" style:font-style-complex="italic"/>
    </style:style>
    <style:style style:name="T6" style:family="text">
      <style:text-properties style:text-position="-33% 58%" style:font-name="Times New Roman" fo:font-style="italic" style:font-style-asian="italic" style:font-style-complex="italic"/>
    </style:style>
    <style:style style:name="T7" style:family="text">
      <style:text-properties style:text-position="33% 58%" style:font-name="Times New Roman" fo:font-style="italic" style:font-style-asian="italic" style:font-style-complex="italic"/>
    </style:style>
    <style:style style:name="T8"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name-complex="Times New Roman"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10" style:family="text">
      <style:text-properties style:font-name="Times New Roman" fo:font-size="14pt" style:font-size-asian="14pt" style:font-size-complex="14pt"/>
    </style:style>
    <style:style style:name="T11" style:family="text">
      <style:text-properties style:font-name="Times New Roman" fo:font-size="14pt" fo:font-style="italic" style:font-size-asian="14pt" style:font-style-asian="italic" style:font-size-complex="14pt" style:font-style-complex="italic"/>
    </style:style>
    <style:style style:name="T12" style:family="text">
      <style:text-properties style:font-name="Times New Roman" fo:font-style="italic"/>
    </style:style>
    <style:style style:name="T13" style:family="text">
      <style:text-properties style:text-position="-33% 58%" style:font-name="Times New Roman" fo:font-style="italic"/>
    </style:style>
    <style:style style:name="T14" style:family="text">
      <style:text-properties style:font-name="Times New Roman" fo:font-size="16pt" style:font-size-asian="16pt" style:font-size-complex="16pt"/>
    </style:style>
    <style:style style:name="T15" style:family="text">
      <style:text-properties style:text-position="0% 100%" style:font-name="Times New Roman" fo:font-style="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5cm" svg:height="1.557cm" svg:x="6cm" svg:y="3.3cm">
          <text:p/>
          <draw:enhanced-geometry svg:viewBox="0 0 21600 21600" draw:type="rectangle" draw:enhanced-path="M 0 0 L 21600 0 21600 21600 0 21600 0 0 Z N"/>
        </draw:custom-shape>
        <draw:polyline draw:style-name="gr2" draw:text-style-name="P2" draw:layer="layout" svg:width="6.599cm" svg:height="7.799cm" draw:transform="rotate (-1.5707963267949) translate (9.9cm 1.6cm)" svg:viewBox="0 0 6600 7800" draw:points="0,7800 6600,7800 6600,0">
          <text:p/>
        </draw:polyline>
        <draw:line draw:style-name="gr3" draw:text-style-name="P2" draw:layer="layout" svg:x1="2.7cm" svg:y1="3.2cm" svg:x2="8.2cm" svg:y2="8.7cm">
          <text:p/>
        </draw:line>
        <draw:line draw:style-name="gr3" draw:text-style-name="P2" draw:layer="layout" svg:x1="2.7cm" svg:y1="3.7cm" svg:x2="7.7cm" svg:y2="8.7cm">
          <text:p/>
        </draw:line>
        <draw:line draw:style-name="gr3" draw:text-style-name="P2" draw:layer="layout" svg:x1="2.7cm" svg:y1="4.2cm" svg:x2="7.2cm" svg:y2="8.7cm">
          <text:p/>
        </draw:line>
        <draw:line draw:style-name="gr3" draw:text-style-name="P2" draw:layer="layout" svg:x1="2.7cm" svg:y1="4.7cm" svg:x2="6.7cm" svg:y2="8.7cm">
          <text:p/>
        </draw:line>
        <draw:line draw:style-name="gr3" draw:text-style-name="P2" draw:layer="layout" svg:x1="2.7cm" svg:y1="5.2cm" svg:x2="6.2cm" svg:y2="8.7cm">
          <text:p/>
        </draw:line>
        <draw:line draw:style-name="gr3" draw:text-style-name="P2" draw:layer="layout" svg:x1="2.7cm" svg:y1="5.7cm" svg:x2="5.7cm" svg:y2="8.7cm">
          <text:p/>
        </draw:line>
        <draw:line draw:style-name="gr3" draw:text-style-name="P2" draw:layer="layout" svg:x1="2.7cm" svg:y1="6.2cm" svg:x2="5.2cm" svg:y2="8.7cm">
          <text:p/>
        </draw:line>
        <draw:line draw:style-name="gr3" draw:text-style-name="P2" draw:layer="layout" svg:x1="2.7cm" svg:y1="6.7cm" svg:x2="4.7cm" svg:y2="8.7cm">
          <text:p/>
        </draw:line>
        <draw:line draw:style-name="gr3" draw:text-style-name="P2" draw:layer="layout" svg:x1="2.7cm" svg:y1="7.2cm" svg:x2="4.2cm" svg:y2="8.7cm">
          <text:p/>
        </draw:line>
        <draw:line draw:style-name="gr3" draw:text-style-name="P2" draw:layer="layout" svg:x1="2.7cm" svg:y1="7.7cm" svg:x2="3.7cm" svg:y2="8.7cm">
          <text:p/>
        </draw:line>
        <draw:custom-shape draw:style-name="gr4" draw:text-style-name="P4" draw:layer="layout" svg:width="0.4cm" svg:height="0.4cm" svg:x="2.7cm" svg:y="7.7cm">
          <text:p text:style-name="P3"><text:span text:style-name="T1">0</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7.2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6.7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6.2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5.7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5.2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4.7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4.2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3.7cm">
          <text:p/>
          <draw:enhanced-geometry svg:viewBox="0 0 21600 21600" draw:mirror-horizontal="false" draw:mirror-vertical="false" draw:type="rectangle" draw:enhanced-path="M 0 0 L 21600 0 21600 21600 0 21600 0 0 Z N"/>
        </draw:custom-shape>
        <draw:custom-shape draw:style-name="gr5" draw:text-style-name="P5" draw:layer="layout" svg:width="0.4cm" svg:height="0.4cm" svg:x="2.7cm" svg:y="3.2cm">
          <text:p/>
          <draw:enhanced-geometry svg:viewBox="0 0 21600 21600" draw:mirror-horizontal="false" draw:mirror-vertical="false" draw:type="rectangle" draw:enhanced-path="M 0 0 L 21600 0 21600 21600 0 21600 0 0 Z N"/>
        </draw:custom-shape>
        <draw:custom-shape draw:style-name="gr6" draw:text-style-name="P4" draw:layer="layout" svg:width="0.4cm" svg:height="0.4cm" svg:x="3.2cm" svg:y="7.7cm">
          <text:p text:style-name="P3"><text:span text:style-name="T1">1</text:span></text:p>
          <draw:enhanced-geometry svg:viewBox="0 0 21600 21600" draw:type="rectangle" draw:enhanced-path="M 0 0 L 21600 0 21600 21600 0 21600 0 0 Z N"/>
        </draw:custom-shape>
        <draw:custom-shape draw:style-name="gr7" draw:text-style-name="P5" draw:layer="layout" svg:width="0.4cm" svg:height="0.4cm" svg:x="3.2cm" svg:y="7.2cm">
          <text:p/>
          <draw:enhanced-geometry svg:viewBox="0 0 21600 21600" draw:type="rectangle" draw:enhanced-path="M 0 0 L 21600 0 21600 21600 0 21600 0 0 Z N"/>
        </draw:custom-shape>
        <draw:custom-shape draw:style-name="gr7" draw:text-style-name="P5" draw:layer="layout" svg:width="0.4cm" svg:height="0.4cm" svg:x="3.2cm" svg:y="6.7cm">
          <text:p/>
          <draw:enhanced-geometry svg:viewBox="0 0 21600 21600" draw:type="rectangle" draw:enhanced-path="M 0 0 L 21600 0 21600 21600 0 21600 0 0 Z N"/>
        </draw:custom-shape>
        <draw:custom-shape draw:style-name="gr7" draw:text-style-name="P5" draw:layer="layout" svg:width="0.4cm" svg:height="0.4cm" svg:x="3.2cm" svg:y="6.2cm">
          <text:p/>
          <draw:enhanced-geometry svg:viewBox="0 0 21600 21600" draw:type="rectangle" draw:enhanced-path="M 0 0 L 21600 0 21600 21600 0 21600 0 0 Z N"/>
        </draw:custom-shape>
        <draw:custom-shape draw:style-name="gr7" draw:text-style-name="P5" draw:layer="layout" svg:width="0.4cm" svg:height="0.4cm" svg:x="3.2cm" svg:y="5.7cm">
          <text:p/>
          <draw:enhanced-geometry svg:viewBox="0 0 21600 21600" draw:type="rectangle" draw:enhanced-path="M 0 0 L 21600 0 21600 21600 0 21600 0 0 Z N"/>
        </draw:custom-shape>
        <draw:custom-shape draw:style-name="gr7" draw:text-style-name="P5" draw:layer="layout" svg:width="0.4cm" svg:height="0.4cm" svg:x="3.2cm" svg:y="5.2cm">
          <text:p/>
          <draw:enhanced-geometry svg:viewBox="0 0 21600 21600" draw:type="rectangle" draw:enhanced-path="M 0 0 L 21600 0 21600 21600 0 21600 0 0 Z N"/>
        </draw:custom-shape>
        <draw:custom-shape draw:style-name="gr7" draw:text-style-name="P5" draw:layer="layout" svg:width="0.4cm" svg:height="0.4cm" svg:x="3.2cm" svg:y="4.7cm">
          <text:p/>
          <draw:enhanced-geometry svg:viewBox="0 0 21600 21600" draw:type="rectangle" draw:enhanced-path="M 0 0 L 21600 0 21600 21600 0 21600 0 0 Z N"/>
        </draw:custom-shape>
        <draw:custom-shape draw:style-name="gr7" draw:text-style-name="P5" draw:layer="layout" svg:width="0.4cm" svg:height="0.4cm" svg:x="3.2cm" svg:y="4.2cm">
          <text:p/>
          <draw:enhanced-geometry svg:viewBox="0 0 21600 21600" draw:type="rectangle" draw:enhanced-path="M 0 0 L 21600 0 21600 21600 0 21600 0 0 Z N"/>
        </draw:custom-shape>
        <draw:custom-shape draw:style-name="gr7" draw:text-style-name="P5" draw:layer="layout" svg:width="0.4cm" svg:height="0.4cm" svg:x="3.2cm" svg:y="3.7cm">
          <text:p/>
          <draw:enhanced-geometry svg:viewBox="0 0 21600 21600" draw:type="rectangle" draw:enhanced-path="M 0 0 L 21600 0 21600 21600 0 21600 0 0 Z N"/>
        </draw:custom-shape>
        <draw:custom-shape draw:style-name="gr6" draw:text-style-name="P4" draw:layer="layout" svg:width="0.4cm" svg:height="0.4cm" svg:x="3.7cm" svg:y="7.7cm">
          <text:p text:style-name="P3"><text:span text:style-name="T1">2</text:span></text:p>
          <draw:enhanced-geometry svg:viewBox="0 0 21600 21600" draw:type="rectangle" draw:enhanced-path="M 0 0 L 21600 0 21600 21600 0 21600 0 0 Z N"/>
        </draw:custom-shape>
        <draw:custom-shape draw:style-name="gr7" draw:text-style-name="P5" draw:layer="layout" svg:width="0.4cm" svg:height="0.4cm" svg:x="3.7cm" svg:y="7.2cm">
          <text:p/>
          <draw:enhanced-geometry svg:viewBox="0 0 21600 21600" draw:type="rectangle" draw:enhanced-path="M 0 0 L 21600 0 21600 21600 0 21600 0 0 Z N"/>
        </draw:custom-shape>
        <draw:custom-shape draw:style-name="gr7" draw:text-style-name="P5" draw:layer="layout" svg:width="0.4cm" svg:height="0.4cm" svg:x="3.7cm" svg:y="6.7cm">
          <text:p/>
          <draw:enhanced-geometry svg:viewBox="0 0 21600 21600" draw:type="rectangle" draw:enhanced-path="M 0 0 L 21600 0 21600 21600 0 21600 0 0 Z N"/>
        </draw:custom-shape>
        <draw:custom-shape draw:style-name="gr7" draw:text-style-name="P5" draw:layer="layout" svg:width="0.4cm" svg:height="0.4cm" svg:x="3.7cm" svg:y="6.2cm">
          <text:p/>
          <draw:enhanced-geometry svg:viewBox="0 0 21600 21600" draw:type="rectangle" draw:enhanced-path="M 0 0 L 21600 0 21600 21600 0 21600 0 0 Z N"/>
        </draw:custom-shape>
        <draw:custom-shape draw:style-name="gr7" draw:text-style-name="P5" draw:layer="layout" svg:width="0.4cm" svg:height="0.4cm" svg:x="3.7cm" svg:y="5.7cm">
          <text:p/>
          <draw:enhanced-geometry svg:viewBox="0 0 21600 21600" draw:type="rectangle" draw:enhanced-path="M 0 0 L 21600 0 21600 21600 0 21600 0 0 Z N"/>
        </draw:custom-shape>
        <draw:custom-shape draw:style-name="gr7" draw:text-style-name="P5" draw:layer="layout" svg:width="0.4cm" svg:height="0.4cm" svg:x="3.7cm" svg:y="5.2cm">
          <text:p/>
          <draw:enhanced-geometry svg:viewBox="0 0 21600 21600" draw:type="rectangle" draw:enhanced-path="M 0 0 L 21600 0 21600 21600 0 21600 0 0 Z N"/>
        </draw:custom-shape>
        <draw:custom-shape draw:style-name="gr7" draw:text-style-name="P5" draw:layer="layout" svg:width="0.4cm" svg:height="0.4cm" svg:x="3.7cm" svg:y="4.7cm">
          <text:p/>
          <draw:enhanced-geometry svg:viewBox="0 0 21600 21600" draw:type="rectangle" draw:enhanced-path="M 0 0 L 21600 0 21600 21600 0 21600 0 0 Z N"/>
        </draw:custom-shape>
        <draw:custom-shape draw:style-name="gr7" draw:text-style-name="P5" draw:layer="layout" svg:width="0.4cm" svg:height="0.4cm" svg:x="3.7cm" svg:y="4.2cm">
          <text:p/>
          <draw:enhanced-geometry svg:viewBox="0 0 21600 21600" draw:type="rectangle" draw:enhanced-path="M 0 0 L 21600 0 21600 21600 0 21600 0 0 Z N"/>
        </draw:custom-shape>
        <draw:custom-shape draw:style-name="gr6" draw:text-style-name="P4" draw:layer="layout" svg:width="0.4cm" svg:height="0.4cm" svg:x="4.2cm" svg:y="7.7cm">
          <text:p text:style-name="P3"><text:span text:style-name="T1">3</text:span></text:p>
          <draw:enhanced-geometry svg:viewBox="0 0 21600 21600" draw:type="rectangle" draw:enhanced-path="M 0 0 L 21600 0 21600 21600 0 21600 0 0 Z N"/>
        </draw:custom-shape>
        <draw:custom-shape draw:style-name="gr7" draw:text-style-name="P5" draw:layer="layout" svg:width="0.4cm" svg:height="0.4cm" svg:x="4.2cm" svg:y="7.2cm">
          <text:p/>
          <draw:enhanced-geometry svg:viewBox="0 0 21600 21600" draw:type="rectangle" draw:enhanced-path="M 0 0 L 21600 0 21600 21600 0 21600 0 0 Z N"/>
        </draw:custom-shape>
        <draw:custom-shape draw:style-name="gr7" draw:text-style-name="P5" draw:layer="layout" svg:width="0.4cm" svg:height="0.4cm" svg:x="4.2cm" svg:y="6.7cm">
          <text:p/>
          <draw:enhanced-geometry svg:viewBox="0 0 21600 21600" draw:type="rectangle" draw:enhanced-path="M 0 0 L 21600 0 21600 21600 0 21600 0 0 Z N"/>
        </draw:custom-shape>
        <draw:custom-shape draw:style-name="gr7" draw:text-style-name="P5" draw:layer="layout" svg:width="0.4cm" svg:height="0.4cm" svg:x="4.2cm" svg:y="6.2cm">
          <text:p/>
          <draw:enhanced-geometry svg:viewBox="0 0 21600 21600" draw:type="rectangle" draw:enhanced-path="M 0 0 L 21600 0 21600 21600 0 21600 0 0 Z N"/>
        </draw:custom-shape>
        <draw:custom-shape draw:style-name="gr7" draw:text-style-name="P5" draw:layer="layout" svg:width="0.4cm" svg:height="0.4cm" svg:x="4.2cm" svg:y="5.7cm">
          <text:p/>
          <draw:enhanced-geometry svg:viewBox="0 0 21600 21600" draw:type="rectangle" draw:enhanced-path="M 0 0 L 21600 0 21600 21600 0 21600 0 0 Z N"/>
        </draw:custom-shape>
        <draw:custom-shape draw:style-name="gr7" draw:text-style-name="P5" draw:layer="layout" svg:width="0.4cm" svg:height="0.4cm" svg:x="4.2cm" svg:y="5.2cm">
          <text:p/>
          <draw:enhanced-geometry svg:viewBox="0 0 21600 21600" draw:type="rectangle" draw:enhanced-path="M 0 0 L 21600 0 21600 21600 0 21600 0 0 Z N"/>
        </draw:custom-shape>
        <draw:custom-shape draw:style-name="gr7" draw:text-style-name="P5" draw:layer="layout" svg:width="0.4cm" svg:height="0.4cm" svg:x="4.2cm" svg:y="4.7cm">
          <text:p/>
          <draw:enhanced-geometry svg:viewBox="0 0 21600 21600" draw:type="rectangle" draw:enhanced-path="M 0 0 L 21600 0 21600 21600 0 21600 0 0 Z N"/>
        </draw:custom-shape>
        <draw:custom-shape draw:style-name="gr6" draw:text-style-name="P4" draw:layer="layout" svg:width="0.4cm" svg:height="0.4cm" svg:x="4.7cm" svg:y="7.7cm">
          <text:p text:style-name="P3"><text:span text:style-name="T1">4</text:span></text:p>
          <draw:enhanced-geometry svg:viewBox="0 0 21600 21600" draw:type="rectangle" draw:enhanced-path="M 0 0 L 21600 0 21600 21600 0 21600 0 0 Z N"/>
        </draw:custom-shape>
        <draw:custom-shape draw:style-name="gr7" draw:text-style-name="P5" draw:layer="layout" svg:width="0.4cm" svg:height="0.4cm" svg:x="4.7cm" svg:y="7.2cm">
          <text:p/>
          <draw:enhanced-geometry svg:viewBox="0 0 21600 21600" draw:type="rectangle" draw:enhanced-path="M 0 0 L 21600 0 21600 21600 0 21600 0 0 Z N"/>
        </draw:custom-shape>
        <draw:custom-shape draw:style-name="gr7" draw:text-style-name="P5" draw:layer="layout" svg:width="0.4cm" svg:height="0.4cm" svg:x="4.7cm" svg:y="6.7cm">
          <text:p/>
          <draw:enhanced-geometry svg:viewBox="0 0 21600 21600" draw:type="rectangle" draw:enhanced-path="M 0 0 L 21600 0 21600 21600 0 21600 0 0 Z N"/>
        </draw:custom-shape>
        <draw:custom-shape draw:style-name="gr7" draw:text-style-name="P5" draw:layer="layout" svg:width="0.4cm" svg:height="0.4cm" svg:x="4.7cm" svg:y="6.2cm">
          <text:p/>
          <draw:enhanced-geometry svg:viewBox="0 0 21600 21600" draw:type="rectangle" draw:enhanced-path="M 0 0 L 21600 0 21600 21600 0 21600 0 0 Z N"/>
        </draw:custom-shape>
        <draw:custom-shape draw:style-name="gr7" draw:text-style-name="P5" draw:layer="layout" svg:width="0.4cm" svg:height="0.4cm" svg:x="4.7cm" svg:y="5.7cm">
          <text:p/>
          <draw:enhanced-geometry svg:viewBox="0 0 21600 21600" draw:type="rectangle" draw:enhanced-path="M 0 0 L 21600 0 21600 21600 0 21600 0 0 Z N"/>
        </draw:custom-shape>
        <draw:custom-shape draw:style-name="gr7" draw:text-style-name="P5" draw:layer="layout" svg:width="0.4cm" svg:height="0.4cm" svg:x="4.7cm" svg:y="5.2cm">
          <text:p/>
          <draw:enhanced-geometry svg:viewBox="0 0 21600 21600" draw:type="rectangle" draw:enhanced-path="M 0 0 L 21600 0 21600 21600 0 21600 0 0 Z N"/>
        </draw:custom-shape>
        <draw:custom-shape draw:style-name="gr6" draw:text-style-name="P4" draw:layer="layout" svg:width="0.4cm" svg:height="0.4cm" svg:x="5.2cm" svg:y="7.7cm">
          <text:p text:style-name="P3"><text:span text:style-name="T1">5</text:span></text:p>
          <draw:enhanced-geometry svg:viewBox="0 0 21600 21600" draw:type="rectangle" draw:enhanced-path="M 0 0 L 21600 0 21600 21600 0 21600 0 0 Z N"/>
        </draw:custom-shape>
        <draw:custom-shape draw:style-name="gr7" draw:text-style-name="P5" draw:layer="layout" svg:width="0.4cm" svg:height="0.4cm" svg:x="5.2cm" svg:y="7.2cm">
          <text:p/>
          <draw:enhanced-geometry svg:viewBox="0 0 21600 21600" draw:type="rectangle" draw:enhanced-path="M 0 0 L 21600 0 21600 21600 0 21600 0 0 Z N"/>
        </draw:custom-shape>
        <draw:custom-shape draw:style-name="gr7" draw:text-style-name="P5" draw:layer="layout" svg:width="0.4cm" svg:height="0.4cm" svg:x="5.2cm" svg:y="6.7cm">
          <text:p/>
          <draw:enhanced-geometry svg:viewBox="0 0 21600 21600" draw:type="rectangle" draw:enhanced-path="M 0 0 L 21600 0 21600 21600 0 21600 0 0 Z N"/>
        </draw:custom-shape>
        <draw:custom-shape draw:style-name="gr7" draw:text-style-name="P5" draw:layer="layout" svg:width="0.4cm" svg:height="0.4cm" svg:x="5.2cm" svg:y="6.2cm">
          <text:p/>
          <draw:enhanced-geometry svg:viewBox="0 0 21600 21600" draw:type="rectangle" draw:enhanced-path="M 0 0 L 21600 0 21600 21600 0 21600 0 0 Z N"/>
        </draw:custom-shape>
        <draw:custom-shape draw:style-name="gr7" draw:text-style-name="P5" draw:layer="layout" svg:width="0.4cm" svg:height="0.4cm" svg:x="5.2cm" svg:y="5.7cm">
          <text:p/>
          <draw:enhanced-geometry svg:viewBox="0 0 21600 21600" draw:type="rectangle" draw:enhanced-path="M 0 0 L 21600 0 21600 21600 0 21600 0 0 Z N"/>
        </draw:custom-shape>
        <draw:custom-shape draw:style-name="gr6" draw:text-style-name="P4" draw:layer="layout" svg:width="0.4cm" svg:height="0.4cm" svg:x="5.7cm" svg:y="7.7cm">
          <text:p text:style-name="P3"><text:span text:style-name="T1">6</text:span></text:p>
          <draw:enhanced-geometry svg:viewBox="0 0 21600 21600" draw:type="rectangle" draw:enhanced-path="M 0 0 L 21600 0 21600 21600 0 21600 0 0 Z N"/>
        </draw:custom-shape>
        <draw:custom-shape draw:style-name="gr7" draw:text-style-name="P5" draw:layer="layout" svg:width="0.4cm" svg:height="0.4cm" svg:x="5.7cm" svg:y="7.2cm">
          <text:p/>
          <draw:enhanced-geometry svg:viewBox="0 0 21600 21600" draw:type="rectangle" draw:enhanced-path="M 0 0 L 21600 0 21600 21600 0 21600 0 0 Z N"/>
        </draw:custom-shape>
        <draw:custom-shape draw:style-name="gr7" draw:text-style-name="P5" draw:layer="layout" svg:width="0.4cm" svg:height="0.4cm" svg:x="5.7cm" svg:y="6.7cm">
          <text:p/>
          <draw:enhanced-geometry svg:viewBox="0 0 21600 21600" draw:type="rectangle" draw:enhanced-path="M 0 0 L 21600 0 21600 21600 0 21600 0 0 Z N"/>
        </draw:custom-shape>
        <draw:custom-shape draw:style-name="gr7" draw:text-style-name="P5" draw:layer="layout" svg:width="0.4cm" svg:height="0.4cm" svg:x="5.7cm" svg:y="6.2cm">
          <text:p/>
          <draw:enhanced-geometry svg:viewBox="0 0 21600 21600" draw:type="rectangle" draw:enhanced-path="M 0 0 L 21600 0 21600 21600 0 21600 0 0 Z N"/>
        </draw:custom-shape>
        <draw:custom-shape draw:style-name="gr6" draw:text-style-name="P4" draw:layer="layout" svg:width="0.4cm" svg:height="0.4cm" svg:x="6.2cm" svg:y="7.7cm">
          <text:p text:style-name="P3"><text:span text:style-name="T1">7</text:span></text:p>
          <draw:enhanced-geometry svg:viewBox="0 0 21600 21600" draw:type="rectangle" draw:enhanced-path="M 0 0 L 21600 0 21600 21600 0 21600 0 0 Z N"/>
        </draw:custom-shape>
        <draw:custom-shape draw:style-name="gr7" draw:text-style-name="P5" draw:layer="layout" svg:width="0.4cm" svg:height="0.4cm" svg:x="6.2cm" svg:y="7.2cm">
          <text:p/>
          <draw:enhanced-geometry svg:viewBox="0 0 21600 21600" draw:type="rectangle" draw:enhanced-path="M 0 0 L 21600 0 21600 21600 0 21600 0 0 Z N"/>
        </draw:custom-shape>
        <draw:custom-shape draw:style-name="gr7" draw:text-style-name="P5" draw:layer="layout" svg:width="0.4cm" svg:height="0.4cm" svg:x="6.2cm" svg:y="6.7cm">
          <text:p/>
          <draw:enhanced-geometry svg:viewBox="0 0 21600 21600" draw:type="rectangle" draw:enhanced-path="M 0 0 L 21600 0 21600 21600 0 21600 0 0 Z N"/>
        </draw:custom-shape>
        <draw:custom-shape draw:style-name="gr6" draw:text-style-name="P4" draw:layer="layout" svg:width="0.4cm" svg:height="0.4cm" svg:x="6.7cm" svg:y="7.7cm">
          <text:p text:style-name="P3"><text:span text:style-name="T1">8</text:span></text:p>
          <draw:enhanced-geometry svg:viewBox="0 0 21600 21600" draw:type="rectangle" draw:enhanced-path="M 0 0 L 21600 0 21600 21600 0 21600 0 0 Z N"/>
        </draw:custom-shape>
        <draw:custom-shape draw:style-name="gr7" draw:text-style-name="P5" draw:layer="layout" svg:width="0.4cm" svg:height="0.4cm" svg:x="6.7cm" svg:y="7.2cm">
          <text:p/>
          <draw:enhanced-geometry svg:viewBox="0 0 21600 21600" draw:type="rectangle" draw:enhanced-path="M 0 0 L 21600 0 21600 21600 0 21600 0 0 Z N"/>
        </draw:custom-shape>
        <draw:custom-shape draw:style-name="gr6" draw:text-style-name="P4" draw:layer="layout" svg:width="0.4cm" svg:height="0.4cm" svg:x="7.2cm" svg:y="7.7cm">
          <text:p text:style-name="P3"><text:span text:style-name="T1">9</text:span></text:p>
          <draw:enhanced-geometry svg:viewBox="0 0 21600 21600" draw:type="rectangle" draw:enhanced-path="M 0 0 L 21600 0 21600 21600 0 21600 0 0 Z N"/>
        </draw:custom-shape>
        <draw:line draw:style-name="gr8" draw:text-style-name="P2" draw:layer="layout" svg:x1="2.9cm" svg:y1="3.2cm" svg:x2="2.9cm" svg:y2="2.3cm">
          <text:p/>
        </draw:line>
        <draw:frame draw:style-name="gr9" draw:text-style-name="P6" draw:layer="layout" svg:width="1.637cm" svg:height="0.954cm" svg:x="8.4cm" svg:y="8.1cm">
          <draw:text-box>
            <text:p><text:span text:style-name="T2">time</text:span></text:p>
          </draw:text-box>
        </draw:frame>
        <draw:frame draw:style-name="gr10" draw:text-style-name="P6" draw:layer="layout" svg:width="4.198cm" svg:height="0.954cm" svg:x="0.8cm" svg:y="0.8cm">
          <draw:text-box>
            <text:p><text:span text:style-name="T2">queue backlog</text:span></text:p>
          </draw:text-box>
        </draw:frame>
        <draw:frame draw:style-name="gr11" draw:text-style-name="P6" draw:layer="layout" svg:width="3.597cm" svg:height="0.954cm" svg:x="2.802cm" svg:y="1.9cm">
          <draw:text-box>
            <text:p><text:span text:style-name="T2">burst arrival</text:span></text:p>
          </draw:text-box>
        </draw:frame>
        <draw:line draw:style-name="gr12" draw:text-style-name="P7" draw:layer="layout" svg:x1="2.9cm" svg:y1="7.7cm" svg:x2="2.9cm" svg:y2="3.18cm">
          <text:p/>
        </draw:line>
        <draw:polyline draw:style-name="gr13" draw:text-style-name="P8" draw:layer="layout" svg:width="6.599cm" svg:height="9.375cm" draw:transform="rotate (-1.5707963267949) translate (20.8cm 1.60699999999999cm)" svg:viewBox="0 0 6600 9376" draw:points="0,9376 6600,9376 6600,0">
          <text:p/>
        </draw:polyline>
        <draw:line draw:style-name="gr14" draw:text-style-name="P8" draw:layer="layout" svg:x1="14.2cm" svg:y1="3.4cm" svg:x2="19.524cm" svg:y2="8.707cm">
          <text:p/>
        </draw:line>
        <draw:line draw:style-name="gr15" draw:text-style-name="P8" draw:layer="layout" svg:x1="14.2cm" svg:y1="3.545cm" svg:x2="14.224cm" svg:y2="2.452cm">
          <text:p/>
        </draw:line>
        <draw:frame draw:style-name="gr16" draw:text-style-name="P10" draw:layer="layout" svg:width="1.637cm" svg:height="0.954cm" svg:x="19.424cm" svg:y="8.107cm">
          <draw:text-box>
            <text:p text:style-name="P9"><text:span text:style-name="T3">time</text:span></text:p>
          </draw:text-box>
        </draw:frame>
        <draw:frame draw:style-name="gr17" draw:text-style-name="P10" draw:layer="layout" svg:width="4.198cm" svg:height="0.954cm" svg:x="10.124cm" svg:y="0.807cm">
          <draw:text-box>
            <text:p text:style-name="P9"><text:span text:style-name="T3">queue backlog</text:span></text:p>
          </draw:text-box>
        </draw:frame>
        <draw:frame draw:style-name="gr18" draw:text-style-name="P10" draw:layer="layout" svg:width="6.441cm" svg:height="0.954cm" svg:x="14.126cm" svg:y="1.907cm">
          <draw:text-box>
            <text:p text:style-name="P9"><text:span text:style-name="T3">continuous arrivals end</text:span></text:p>
          </draw:text-box>
        </draw:frame>
        <draw:line draw:style-name="gr19" draw:text-style-name="P8" draw:layer="layout" svg:x1="13.7cm" svg:y1="3.4cm" svg:x2="19.011cm" svg:y2="8.707cm">
          <text:p/>
        </draw:line>
        <draw:line draw:style-name="gr20" draw:text-style-name="P8" draw:layer="layout" svg:x1="13.7cm" svg:y1="3.533cm" svg:x2="13.724cm" svg:y2="2.44cm">
          <text:p/>
        </draw:line>
        <draw:line draw:style-name="gr21" draw:text-style-name="P8" draw:layer="layout" svg:x1="13.204cm" svg:y1="3.531cm" svg:x2="13.228cm" svg:y2="2.438cm">
          <text:p/>
        </draw:line>
        <draw:line draw:style-name="gr22" draw:text-style-name="P8" draw:layer="layout" svg:x1="12.708cm" svg:y1="3.525cm" svg:x2="12.732cm" svg:y2="2.432cm">
          <text:p/>
        </draw:line>
        <draw:line draw:style-name="gr23" draw:text-style-name="P8" draw:layer="layout" svg:x1="12.212cm" svg:y1="3.525cm" svg:x2="12.236cm" svg:y2="2.432cm">
          <text:p/>
        </draw:line>
        <draw:line draw:style-name="gr24" draw:text-style-name="P8" draw:layer="layout" svg:x1="11.716cm" svg:y1="3.548cm" svg:x2="11.74cm" svg:y2="2.455cm">
          <text:p/>
        </draw:line>
        <draw:line draw:style-name="gr25" draw:text-style-name="P8" draw:layer="layout" svg:x1="13.199cm" svg:y1="3.399cm" svg:x2="18.51cm" svg:y2="8.706cm">
          <text:p/>
        </draw:line>
        <draw:line draw:style-name="gr26" draw:text-style-name="P8" draw:layer="layout" svg:x1="12.698cm" svg:y1="3.398cm" svg:x2="18.009cm" svg:y2="8.705cm">
          <text:p/>
        </draw:line>
        <draw:line draw:style-name="gr27" draw:text-style-name="P8" draw:layer="layout" svg:x1="12.221cm" svg:y1="3.409cm" svg:x2="17.532cm" svg:y2="8.716cm">
          <text:p/>
        </draw:line>
        <draw:line draw:style-name="gr28" draw:text-style-name="P8" draw:layer="layout" svg:x1="11.72cm" svg:y1="3.396cm" svg:x2="17.031cm" svg:y2="8.703cm">
          <text:p/>
        </draw:line>
        <draw:line draw:style-name="gr29" draw:text-style-name="P8" draw:layer="layout" svg:x1="11.424cm" svg:y1="3.6cm" svg:x2="16.53cm" svg:y2="8.702cm">
          <text:p/>
        </draw:line>
        <draw:line draw:style-name="gr30" draw:text-style-name="P8" draw:layer="layout" svg:x1="11.424cm" svg:y1="4.1cm" svg:x2="16.029cm" svg:y2="8.701cm">
          <text:p/>
        </draw:line>
        <draw:line draw:style-name="gr31" draw:text-style-name="P8" draw:layer="layout" svg:x1="11.424cm" svg:y1="4.6cm" svg:x2="15.528cm" svg:y2="8.7cm">
          <text:p/>
        </draw:line>
        <draw:line draw:style-name="gr32" draw:text-style-name="P8" draw:layer="layout" svg:x1="11.424cm" svg:y1="5.1cm" svg:x2="15.027cm" svg:y2="8.699cm">
          <text:p/>
        </draw:line>
        <draw:line draw:style-name="gr33" draw:text-style-name="P8" draw:layer="layout" svg:x1="11.424cm" svg:y1="5.6cm" svg:x2="14.526cm" svg:y2="8.698cm">
          <text:p/>
        </draw:line>
        <draw:line draw:style-name="gr34" draw:text-style-name="P8" draw:layer="layout" svg:x1="11.424cm" svg:y1="6.1cm" svg:x2="14.025cm" svg:y2="8.697cm">
          <text:p/>
        </draw:line>
        <draw:line draw:style-name="gr35" draw:text-style-name="P8" draw:layer="layout" svg:x1="11.424cm" svg:y1="6.6cm" svg:x2="13.524cm" svg:y2="8.696cm">
          <text:p/>
        </draw:line>
        <draw:line draw:style-name="gr36" draw:text-style-name="P8" draw:layer="layout" svg:x1="11.424cm" svg:y1="7.1cm" svg:x2="13.023cm" svg:y2="8.695cm">
          <text:p/>
        </draw:line>
        <draw:line draw:style-name="gr37" draw:text-style-name="P8" draw:layer="layout" svg:x1="11.424cm" svg:y1="7.6cm" svg:x2="12.522cm" svg:y2="8.694cm">
          <text:p/>
        </draw:line>
        <draw:custom-shape draw:style-name="gr38" draw:text-style-name="P12" draw:layer="layout" svg:width="0.4cm" svg:height="0.4cm" svg:x="14.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39" draw:text-style-name="P13" draw:layer="layout" svg:width="0.4cm" svg:height="0.4cm" svg:x="14.024cm" svg:y="7.207cm">
          <text:p/>
          <draw:enhanced-geometry svg:viewBox="0 0 21600 21600" draw:mirror-horizontal="false" draw:mirror-vertical="false" draw:type="rectangle" draw:enhanced-path="M 0 0 L 21600 0 21600 21600 0 21600 0 0 Z N"/>
        </draw:custom-shape>
        <draw:custom-shape draw:style-name="gr40" draw:text-style-name="P13" draw:layer="layout" svg:width="0.4cm" svg:height="0.4cm" svg:x="14.024cm" svg:y="6.707cm">
          <text:p/>
          <draw:enhanced-geometry svg:viewBox="0 0 21600 21600" draw:mirror-horizontal="false" draw:mirror-vertical="false" draw:type="rectangle" draw:enhanced-path="M 0 0 L 21600 0 21600 21600 0 21600 0 0 Z N"/>
        </draw:custom-shape>
        <draw:custom-shape draw:style-name="gr41" draw:text-style-name="P13" draw:layer="layout" svg:width="0.4cm" svg:height="0.4cm" svg:x="14.024cm" svg:y="6.207cm">
          <text:p/>
          <draw:enhanced-geometry svg:viewBox="0 0 21600 21600" draw:mirror-horizontal="false" draw:mirror-vertical="false" draw:type="rectangle" draw:enhanced-path="M 0 0 L 21600 0 21600 21600 0 21600 0 0 Z N"/>
        </draw:custom-shape>
        <draw:custom-shape draw:style-name="gr42" draw:text-style-name="P13" draw:layer="layout" svg:width="0.4cm" svg:height="0.4cm" svg:x="14.024cm" svg:y="5.707cm">
          <text:p/>
          <draw:enhanced-geometry svg:viewBox="0 0 21600 21600" draw:mirror-horizontal="false" draw:mirror-vertical="false" draw:type="rectangle" draw:enhanced-path="M 0 0 L 21600 0 21600 21600 0 21600 0 0 Z N"/>
        </draw:custom-shape>
        <draw:custom-shape draw:style-name="gr43" draw:text-style-name="P13" draw:layer="layout" svg:width="0.4cm" svg:height="0.4cm" svg:x="14.024cm" svg:y="5.207cm">
          <text:p/>
          <draw:enhanced-geometry svg:viewBox="0 0 21600 21600" draw:mirror-horizontal="false" draw:mirror-vertical="false" draw:type="rectangle" draw:enhanced-path="M 0 0 L 21600 0 21600 21600 0 21600 0 0 Z N"/>
        </draw:custom-shape>
        <draw:custom-shape draw:style-name="gr44" draw:text-style-name="P13" draw:layer="layout" svg:width="0.4cm" svg:height="0.4cm" svg:x="14.024cm" svg:y="4.707cm">
          <text:p/>
          <draw:enhanced-geometry svg:viewBox="0 0 21600 21600" draw:mirror-horizontal="false" draw:mirror-vertical="false" draw:type="rectangle" draw:enhanced-path="M 0 0 L 21600 0 21600 21600 0 21600 0 0 Z N"/>
        </draw:custom-shape>
        <draw:custom-shape draw:style-name="gr45" draw:text-style-name="P13" draw:layer="layout" svg:width="0.4cm" svg:height="0.4cm" svg:x="14.024cm" svg:y="4.207cm">
          <text:p/>
          <draw:enhanced-geometry svg:viewBox="0 0 21600 21600" draw:mirror-horizontal="false" draw:mirror-vertical="false" draw:type="rectangle" draw:enhanced-path="M 0 0 L 21600 0 21600 21600 0 21600 0 0 Z N"/>
        </draw:custom-shape>
        <draw:custom-shape draw:style-name="gr46" draw:text-style-name="P13" draw:layer="layout" svg:width="0.4cm" svg:height="0.4cm" svg:x="14.024cm" svg:y="3.707cm">
          <text:p/>
          <draw:enhanced-geometry svg:viewBox="0 0 21600 21600" draw:mirror-horizontal="false" draw:mirror-vertical="false" draw:type="rectangle" draw:enhanced-path="M 0 0 L 21600 0 21600 21600 0 21600 0 0 Z N"/>
        </draw:custom-shape>
        <draw:custom-shape draw:style-name="gr47" draw:text-style-name="P12" draw:layer="layout" svg:width="0.4cm" svg:height="0.4cm" svg:x="14.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48" draw:text-style-name="P13" draw:layer="layout" svg:width="0.4cm" svg:height="0.4cm" svg:x="14.524cm" svg:y="7.207cm">
          <text:p/>
          <draw:enhanced-geometry svg:viewBox="0 0 21600 21600" draw:mirror-horizontal="false" draw:mirror-vertical="false" draw:type="rectangle" draw:enhanced-path="M 0 0 L 21600 0 21600 21600 0 21600 0 0 Z N"/>
        </draw:custom-shape>
        <draw:custom-shape draw:style-name="gr49" draw:text-style-name="P13" draw:layer="layout" svg:width="0.4cm" svg:height="0.4cm" svg:x="14.524cm" svg:y="6.707cm">
          <text:p/>
          <draw:enhanced-geometry svg:viewBox="0 0 21600 21600" draw:mirror-horizontal="false" draw:mirror-vertical="false" draw:type="rectangle" draw:enhanced-path="M 0 0 L 21600 0 21600 21600 0 21600 0 0 Z N"/>
        </draw:custom-shape>
        <draw:custom-shape draw:style-name="gr50" draw:text-style-name="P13" draw:layer="layout" svg:width="0.4cm" svg:height="0.4cm" svg:x="14.524cm" svg:y="6.207cm">
          <text:p/>
          <draw:enhanced-geometry svg:viewBox="0 0 21600 21600" draw:mirror-horizontal="false" draw:mirror-vertical="false" draw:type="rectangle" draw:enhanced-path="M 0 0 L 21600 0 21600 21600 0 21600 0 0 Z N"/>
        </draw:custom-shape>
        <draw:custom-shape draw:style-name="gr51" draw:text-style-name="P13" draw:layer="layout" svg:width="0.4cm" svg:height="0.4cm" svg:x="14.524cm" svg:y="5.707cm">
          <text:p/>
          <draw:enhanced-geometry svg:viewBox="0 0 21600 21600" draw:mirror-horizontal="false" draw:mirror-vertical="false" draw:type="rectangle" draw:enhanced-path="M 0 0 L 21600 0 21600 21600 0 21600 0 0 Z N"/>
        </draw:custom-shape>
        <draw:custom-shape draw:style-name="gr52" draw:text-style-name="P13" draw:layer="layout" svg:width="0.4cm" svg:height="0.4cm" svg:x="14.524cm" svg:y="5.207cm">
          <text:p/>
          <draw:enhanced-geometry svg:viewBox="0 0 21600 21600" draw:mirror-horizontal="false" draw:mirror-vertical="false" draw:type="rectangle" draw:enhanced-path="M 0 0 L 21600 0 21600 21600 0 21600 0 0 Z N"/>
        </draw:custom-shape>
        <draw:custom-shape draw:style-name="gr53" draw:text-style-name="P13" draw:layer="layout" svg:width="0.4cm" svg:height="0.4cm" svg:x="14.524cm" svg:y="4.707cm">
          <text:p/>
          <draw:enhanced-geometry svg:viewBox="0 0 21600 21600" draw:mirror-horizontal="false" draw:mirror-vertical="false" draw:type="rectangle" draw:enhanced-path="M 0 0 L 21600 0 21600 21600 0 21600 0 0 Z N"/>
        </draw:custom-shape>
        <draw:custom-shape draw:style-name="gr54" draw:text-style-name="P13" draw:layer="layout" svg:width="0.4cm" svg:height="0.4cm" svg:x="14.524cm" svg:y="4.207cm">
          <text:p/>
          <draw:enhanced-geometry svg:viewBox="0 0 21600 21600" draw:mirror-horizontal="false" draw:mirror-vertical="false" draw:type="rectangle" draw:enhanced-path="M 0 0 L 21600 0 21600 21600 0 21600 0 0 Z N"/>
        </draw:custom-shape>
        <draw:custom-shape draw:style-name="gr55" draw:text-style-name="P13" draw:layer="layout" svg:width="0.4cm" svg:height="0.4cm" svg:x="14.524cm" svg:y="3.707cm">
          <text:p/>
          <draw:enhanced-geometry svg:viewBox="0 0 21600 21600" draw:mirror-horizontal="false" draw:mirror-vertical="false" draw:type="rectangle" draw:enhanced-path="M 0 0 L 21600 0 21600 21600 0 21600 0 0 Z N"/>
        </draw:custom-shape>
        <draw:custom-shape draw:style-name="gr56" draw:text-style-name="P12" draw:layer="layout" svg:width="0.4cm" svg:height="0.4cm" svg:x="15.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57" draw:text-style-name="P13" draw:layer="layout" svg:width="0.4cm" svg:height="0.4cm" svg:x="15.024cm" svg:y="7.207cm">
          <text:p/>
          <draw:enhanced-geometry svg:viewBox="0 0 21600 21600" draw:mirror-horizontal="false" draw:mirror-vertical="false" draw:type="rectangle" draw:enhanced-path="M 0 0 L 21600 0 21600 21600 0 21600 0 0 Z N"/>
        </draw:custom-shape>
        <draw:custom-shape draw:style-name="gr58" draw:text-style-name="P13" draw:layer="layout" svg:width="0.4cm" svg:height="0.4cm" svg:x="15.024cm" svg:y="6.707cm">
          <text:p/>
          <draw:enhanced-geometry svg:viewBox="0 0 21600 21600" draw:mirror-horizontal="false" draw:mirror-vertical="false" draw:type="rectangle" draw:enhanced-path="M 0 0 L 21600 0 21600 21600 0 21600 0 0 Z N"/>
        </draw:custom-shape>
        <draw:custom-shape draw:style-name="gr59" draw:text-style-name="P13" draw:layer="layout" svg:width="0.4cm" svg:height="0.4cm" svg:x="15.024cm" svg:y="6.207cm">
          <text:p/>
          <draw:enhanced-geometry svg:viewBox="0 0 21600 21600" draw:mirror-horizontal="false" draw:mirror-vertical="false" draw:type="rectangle" draw:enhanced-path="M 0 0 L 21600 0 21600 21600 0 21600 0 0 Z N"/>
        </draw:custom-shape>
        <draw:custom-shape draw:style-name="gr60" draw:text-style-name="P13" draw:layer="layout" svg:width="0.4cm" svg:height="0.4cm" svg:x="15.024cm" svg:y="5.707cm">
          <text:p/>
          <draw:enhanced-geometry svg:viewBox="0 0 21600 21600" draw:mirror-horizontal="false" draw:mirror-vertical="false" draw:type="rectangle" draw:enhanced-path="M 0 0 L 21600 0 21600 21600 0 21600 0 0 Z N"/>
        </draw:custom-shape>
        <draw:custom-shape draw:style-name="gr61" draw:text-style-name="P13" draw:layer="layout" svg:width="0.4cm" svg:height="0.4cm" svg:x="15.024cm" svg:y="5.207cm">
          <text:p/>
          <draw:enhanced-geometry svg:viewBox="0 0 21600 21600" draw:mirror-horizontal="false" draw:mirror-vertical="false" draw:type="rectangle" draw:enhanced-path="M 0 0 L 21600 0 21600 21600 0 21600 0 0 Z N"/>
        </draw:custom-shape>
        <draw:custom-shape draw:style-name="gr62" draw:text-style-name="P13" draw:layer="layout" svg:width="0.4cm" svg:height="0.4cm" svg:x="15.024cm" svg:y="4.707cm">
          <text:p/>
          <draw:enhanced-geometry svg:viewBox="0 0 21600 21600" draw:mirror-horizontal="false" draw:mirror-vertical="false" draw:type="rectangle" draw:enhanced-path="M 0 0 L 21600 0 21600 21600 0 21600 0 0 Z N"/>
        </draw:custom-shape>
        <draw:custom-shape draw:style-name="gr63" draw:text-style-name="P13" draw:layer="layout" svg:width="0.4cm" svg:height="0.4cm" svg:x="15.024cm" svg:y="4.207cm">
          <text:p/>
          <draw:enhanced-geometry svg:viewBox="0 0 21600 21600" draw:mirror-horizontal="false" draw:mirror-vertical="false" draw:type="rectangle" draw:enhanced-path="M 0 0 L 21600 0 21600 21600 0 21600 0 0 Z N"/>
        </draw:custom-shape>
        <draw:custom-shape draw:style-name="gr64" draw:text-style-name="P12" draw:layer="layout" svg:width="0.4cm" svg:height="0.4cm" svg:x="15.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65" draw:text-style-name="P13" draw:layer="layout" svg:width="0.4cm" svg:height="0.4cm" svg:x="15.524cm" svg:y="7.207cm">
          <text:p/>
          <draw:enhanced-geometry svg:viewBox="0 0 21600 21600" draw:mirror-horizontal="false" draw:mirror-vertical="false" draw:type="rectangle" draw:enhanced-path="M 0 0 L 21600 0 21600 21600 0 21600 0 0 Z N"/>
        </draw:custom-shape>
        <draw:custom-shape draw:style-name="gr66" draw:text-style-name="P13" draw:layer="layout" svg:width="0.4cm" svg:height="0.4cm" svg:x="15.524cm" svg:y="6.707cm">
          <text:p/>
          <draw:enhanced-geometry svg:viewBox="0 0 21600 21600" draw:mirror-horizontal="false" draw:mirror-vertical="false" draw:type="rectangle" draw:enhanced-path="M 0 0 L 21600 0 21600 21600 0 21600 0 0 Z N"/>
        </draw:custom-shape>
        <draw:custom-shape draw:style-name="gr67" draw:text-style-name="P13" draw:layer="layout" svg:width="0.4cm" svg:height="0.4cm" svg:x="15.524cm" svg:y="6.207cm">
          <text:p/>
          <draw:enhanced-geometry svg:viewBox="0 0 21600 21600" draw:mirror-horizontal="false" draw:mirror-vertical="false" draw:type="rectangle" draw:enhanced-path="M 0 0 L 21600 0 21600 21600 0 21600 0 0 Z N"/>
        </draw:custom-shape>
        <draw:custom-shape draw:style-name="gr68" draw:text-style-name="P13" draw:layer="layout" svg:width="0.4cm" svg:height="0.4cm" svg:x="15.524cm" svg:y="5.707cm">
          <text:p/>
          <draw:enhanced-geometry svg:viewBox="0 0 21600 21600" draw:mirror-horizontal="false" draw:mirror-vertical="false" draw:type="rectangle" draw:enhanced-path="M 0 0 L 21600 0 21600 21600 0 21600 0 0 Z N"/>
        </draw:custom-shape>
        <draw:custom-shape draw:style-name="gr69" draw:text-style-name="P13" draw:layer="layout" svg:width="0.4cm" svg:height="0.4cm" svg:x="15.524cm" svg:y="5.207cm">
          <text:p/>
          <draw:enhanced-geometry svg:viewBox="0 0 21600 21600" draw:mirror-horizontal="false" draw:mirror-vertical="false" draw:type="rectangle" draw:enhanced-path="M 0 0 L 21600 0 21600 21600 0 21600 0 0 Z N"/>
        </draw:custom-shape>
        <draw:custom-shape draw:style-name="gr70" draw:text-style-name="P13" draw:layer="layout" svg:width="0.4cm" svg:height="0.4cm" svg:x="15.524cm" svg:y="4.707cm">
          <text:p/>
          <draw:enhanced-geometry svg:viewBox="0 0 21600 21600" draw:mirror-horizontal="false" draw:mirror-vertical="false" draw:type="rectangle" draw:enhanced-path="M 0 0 L 21600 0 21600 21600 0 21600 0 0 Z N"/>
        </draw:custom-shape>
        <draw:custom-shape draw:style-name="gr71" draw:text-style-name="P12" draw:layer="layout" svg:width="0.4cm" svg:height="0.4cm" svg:x="16.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72" draw:text-style-name="P13" draw:layer="layout" svg:width="0.4cm" svg:height="0.4cm" svg:x="16.024cm" svg:y="7.207cm">
          <text:p/>
          <draw:enhanced-geometry svg:viewBox="0 0 21600 21600" draw:mirror-horizontal="false" draw:mirror-vertical="false" draw:type="rectangle" draw:enhanced-path="M 0 0 L 21600 0 21600 21600 0 21600 0 0 Z N"/>
        </draw:custom-shape>
        <draw:custom-shape draw:style-name="gr73" draw:text-style-name="P13" draw:layer="layout" svg:width="0.4cm" svg:height="0.4cm" svg:x="16.024cm" svg:y="6.707cm">
          <text:p/>
          <draw:enhanced-geometry svg:viewBox="0 0 21600 21600" draw:mirror-horizontal="false" draw:mirror-vertical="false" draw:type="rectangle" draw:enhanced-path="M 0 0 L 21600 0 21600 21600 0 21600 0 0 Z N"/>
        </draw:custom-shape>
        <draw:custom-shape draw:style-name="gr74" draw:text-style-name="P13" draw:layer="layout" svg:width="0.4cm" svg:height="0.4cm" svg:x="16.024cm" svg:y="6.207cm">
          <text:p/>
          <draw:enhanced-geometry svg:viewBox="0 0 21600 21600" draw:mirror-horizontal="false" draw:mirror-vertical="false" draw:type="rectangle" draw:enhanced-path="M 0 0 L 21600 0 21600 21600 0 21600 0 0 Z N"/>
        </draw:custom-shape>
        <draw:custom-shape draw:style-name="gr75" draw:text-style-name="P13" draw:layer="layout" svg:width="0.4cm" svg:height="0.4cm" svg:x="16.024cm" svg:y="5.707cm">
          <text:p/>
          <draw:enhanced-geometry svg:viewBox="0 0 21600 21600" draw:mirror-horizontal="false" draw:mirror-vertical="false" draw:type="rectangle" draw:enhanced-path="M 0 0 L 21600 0 21600 21600 0 21600 0 0 Z N"/>
        </draw:custom-shape>
        <draw:custom-shape draw:style-name="gr76" draw:text-style-name="P13" draw:layer="layout" svg:width="0.4cm" svg:height="0.4cm" svg:x="16.024cm" svg:y="5.207cm">
          <text:p/>
          <draw:enhanced-geometry svg:viewBox="0 0 21600 21600" draw:mirror-horizontal="false" draw:mirror-vertical="false" draw:type="rectangle" draw:enhanced-path="M 0 0 L 21600 0 21600 21600 0 21600 0 0 Z N"/>
        </draw:custom-shape>
        <draw:custom-shape draw:style-name="gr77" draw:text-style-name="P12" draw:layer="layout" svg:width="0.4cm" svg:height="0.4cm" svg:x="16.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78" draw:text-style-name="P13" draw:layer="layout" svg:width="0.4cm" svg:height="0.4cm" svg:x="16.524cm" svg:y="7.207cm">
          <text:p/>
          <draw:enhanced-geometry svg:viewBox="0 0 21600 21600" draw:mirror-horizontal="false" draw:mirror-vertical="false" draw:type="rectangle" draw:enhanced-path="M 0 0 L 21600 0 21600 21600 0 21600 0 0 Z N"/>
        </draw:custom-shape>
        <draw:custom-shape draw:style-name="gr79" draw:text-style-name="P13" draw:layer="layout" svg:width="0.4cm" svg:height="0.4cm" svg:x="16.524cm" svg:y="6.707cm">
          <text:p/>
          <draw:enhanced-geometry svg:viewBox="0 0 21600 21600" draw:mirror-horizontal="false" draw:mirror-vertical="false" draw:type="rectangle" draw:enhanced-path="M 0 0 L 21600 0 21600 21600 0 21600 0 0 Z N"/>
        </draw:custom-shape>
        <draw:custom-shape draw:style-name="gr80" draw:text-style-name="P13" draw:layer="layout" svg:width="0.4cm" svg:height="0.4cm" svg:x="16.524cm" svg:y="6.207cm">
          <text:p/>
          <draw:enhanced-geometry svg:viewBox="0 0 21600 21600" draw:mirror-horizontal="false" draw:mirror-vertical="false" draw:type="rectangle" draw:enhanced-path="M 0 0 L 21600 0 21600 21600 0 21600 0 0 Z N"/>
        </draw:custom-shape>
        <draw:custom-shape draw:style-name="gr81" draw:text-style-name="P13" draw:layer="layout" svg:width="0.4cm" svg:height="0.4cm" svg:x="16.524cm" svg:y="5.707cm">
          <text:p/>
          <draw:enhanced-geometry svg:viewBox="0 0 21600 21600" draw:mirror-horizontal="false" draw:mirror-vertical="false" draw:type="rectangle" draw:enhanced-path="M 0 0 L 21600 0 21600 21600 0 21600 0 0 Z N"/>
        </draw:custom-shape>
        <draw:custom-shape draw:style-name="gr82" draw:text-style-name="P12" draw:layer="layout" svg:width="0.4cm" svg:height="0.4cm" svg:x="17.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83" draw:text-style-name="P13" draw:layer="layout" svg:width="0.4cm" svg:height="0.4cm" svg:x="17.024cm" svg:y="7.207cm">
          <text:p/>
          <draw:enhanced-geometry svg:viewBox="0 0 21600 21600" draw:mirror-horizontal="false" draw:mirror-vertical="false" draw:type="rectangle" draw:enhanced-path="M 0 0 L 21600 0 21600 21600 0 21600 0 0 Z N"/>
        </draw:custom-shape>
        <draw:custom-shape draw:style-name="gr84" draw:text-style-name="P13" draw:layer="layout" svg:width="0.4cm" svg:height="0.4cm" svg:x="17.024cm" svg:y="6.707cm">
          <text:p/>
          <draw:enhanced-geometry svg:viewBox="0 0 21600 21600" draw:mirror-horizontal="false" draw:mirror-vertical="false" draw:type="rectangle" draw:enhanced-path="M 0 0 L 21600 0 21600 21600 0 21600 0 0 Z N"/>
        </draw:custom-shape>
        <draw:custom-shape draw:style-name="gr85" draw:text-style-name="P13" draw:layer="layout" svg:width="0.4cm" svg:height="0.4cm" svg:x="17.024cm" svg:y="6.207cm">
          <text:p/>
          <draw:enhanced-geometry svg:viewBox="0 0 21600 21600" draw:mirror-horizontal="false" draw:mirror-vertical="false" draw:type="rectangle" draw:enhanced-path="M 0 0 L 21600 0 21600 21600 0 21600 0 0 Z N"/>
        </draw:custom-shape>
        <draw:custom-shape draw:style-name="gr86" draw:text-style-name="P12" draw:layer="layout" svg:width="0.4cm" svg:height="0.4cm" svg:x="17.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87" draw:text-style-name="P13" draw:layer="layout" svg:width="0.4cm" svg:height="0.4cm" svg:x="17.524cm" svg:y="7.207cm">
          <text:p/>
          <draw:enhanced-geometry svg:viewBox="0 0 21600 21600" draw:mirror-horizontal="false" draw:mirror-vertical="false" draw:type="rectangle" draw:enhanced-path="M 0 0 L 21600 0 21600 21600 0 21600 0 0 Z N"/>
        </draw:custom-shape>
        <draw:custom-shape draw:style-name="gr88" draw:text-style-name="P13" draw:layer="layout" svg:width="0.4cm" svg:height="0.4cm" svg:x="17.524cm" svg:y="6.707cm">
          <text:p/>
          <draw:enhanced-geometry svg:viewBox="0 0 21600 21600" draw:mirror-horizontal="false" draw:mirror-vertical="false" draw:type="rectangle" draw:enhanced-path="M 0 0 L 21600 0 21600 21600 0 21600 0 0 Z N"/>
        </draw:custom-shape>
        <draw:custom-shape draw:style-name="gr89" draw:text-style-name="P12" draw:layer="layout" svg:width="0.4cm" svg:height="0.4cm" svg:x="18.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90" draw:text-style-name="P13" draw:layer="layout" svg:width="0.4cm" svg:height="0.4cm" svg:x="18.024cm" svg:y="7.207cm">
          <text:p/>
          <draw:enhanced-geometry svg:viewBox="0 0 21600 21600" draw:mirror-horizontal="false" draw:mirror-vertical="false" draw:type="rectangle" draw:enhanced-path="M 0 0 L 21600 0 21600 21600 0 21600 0 0 Z N"/>
        </draw:custom-shape>
        <draw:custom-shape draw:style-name="gr91" draw:text-style-name="P12" draw:layer="layout" svg:width="0.4cm" svg:height="0.4cm" svg:x="18.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92" draw:text-style-name="P12" draw:layer="layout" svg:width="0.4cm" svg:height="0.4cm" svg:x="13.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93" draw:text-style-name="P13" draw:layer="layout" svg:width="0.4cm" svg:height="0.4cm" svg:x="13.524cm" svg:y="7.207cm">
          <text:p/>
          <draw:enhanced-geometry svg:viewBox="0 0 21600 21600" draw:mirror-horizontal="false" draw:mirror-vertical="false" draw:type="rectangle" draw:enhanced-path="M 0 0 L 21600 0 21600 21600 0 21600 0 0 Z N"/>
        </draw:custom-shape>
        <draw:custom-shape draw:style-name="gr94" draw:text-style-name="P13" draw:layer="layout" svg:width="0.4cm" svg:height="0.4cm" svg:x="13.524cm" svg:y="6.707cm">
          <text:p/>
          <draw:enhanced-geometry svg:viewBox="0 0 21600 21600" draw:mirror-horizontal="false" draw:mirror-vertical="false" draw:type="rectangle" draw:enhanced-path="M 0 0 L 21600 0 21600 21600 0 21600 0 0 Z N"/>
        </draw:custom-shape>
        <draw:custom-shape draw:style-name="gr95" draw:text-style-name="P13" draw:layer="layout" svg:width="0.4cm" svg:height="0.4cm" svg:x="13.524cm" svg:y="6.207cm">
          <text:p/>
          <draw:enhanced-geometry svg:viewBox="0 0 21600 21600" draw:mirror-horizontal="false" draw:mirror-vertical="false" draw:type="rectangle" draw:enhanced-path="M 0 0 L 21600 0 21600 21600 0 21600 0 0 Z N"/>
        </draw:custom-shape>
        <draw:custom-shape draw:style-name="gr96" draw:text-style-name="P13" draw:layer="layout" svg:width="0.4cm" svg:height="0.4cm" svg:x="13.524cm" svg:y="5.707cm">
          <text:p/>
          <draw:enhanced-geometry svg:viewBox="0 0 21600 21600" draw:mirror-horizontal="false" draw:mirror-vertical="false" draw:type="rectangle" draw:enhanced-path="M 0 0 L 21600 0 21600 21600 0 21600 0 0 Z N"/>
        </draw:custom-shape>
        <draw:custom-shape draw:style-name="gr97" draw:text-style-name="P13" draw:layer="layout" svg:width="0.4cm" svg:height="0.4cm" svg:x="13.524cm" svg:y="5.207cm">
          <text:p/>
          <draw:enhanced-geometry svg:viewBox="0 0 21600 21600" draw:mirror-horizontal="false" draw:mirror-vertical="false" draw:type="rectangle" draw:enhanced-path="M 0 0 L 21600 0 21600 21600 0 21600 0 0 Z N"/>
        </draw:custom-shape>
        <draw:custom-shape draw:style-name="gr98" draw:text-style-name="P13" draw:layer="layout" svg:width="0.4cm" svg:height="0.4cm" svg:x="13.524cm" svg:y="4.707cm">
          <text:p/>
          <draw:enhanced-geometry svg:viewBox="0 0 21600 21600" draw:mirror-horizontal="false" draw:mirror-vertical="false" draw:type="rectangle" draw:enhanced-path="M 0 0 L 21600 0 21600 21600 0 21600 0 0 Z N"/>
        </draw:custom-shape>
        <draw:custom-shape draw:style-name="gr99" draw:text-style-name="P13" draw:layer="layout" svg:width="0.4cm" svg:height="0.4cm" svg:x="13.524cm" svg:y="4.207cm">
          <text:p/>
          <draw:enhanced-geometry svg:viewBox="0 0 21600 21600" draw:mirror-horizontal="false" draw:mirror-vertical="false" draw:type="rectangle" draw:enhanced-path="M 0 0 L 21600 0 21600 21600 0 21600 0 0 Z N"/>
        </draw:custom-shape>
        <draw:custom-shape draw:style-name="gr100" draw:text-style-name="P13" draw:layer="layout" svg:width="0.4cm" svg:height="0.4cm" svg:x="13.524cm" svg:y="3.707cm">
          <text:p/>
          <draw:enhanced-geometry svg:viewBox="0 0 21600 21600" draw:mirror-horizontal="false" draw:mirror-vertical="false" draw:type="rectangle" draw:enhanced-path="M 0 0 L 21600 0 21600 21600 0 21600 0 0 Z N"/>
        </draw:custom-shape>
        <draw:custom-shape draw:style-name="gr101" draw:text-style-name="P13" draw:layer="layout" svg:width="0.4cm" svg:height="0.4cm" svg:x="13.524cm" svg:y="3.207cm">
          <text:p/>
          <draw:enhanced-geometry svg:viewBox="0 0 21600 21600" draw:mirror-horizontal="false" draw:mirror-vertical="false" draw:type="rectangle" draw:enhanced-path="M 0 0 L 21600 0 21600 21600 0 21600 0 0 Z N"/>
        </draw:custom-shape>
        <draw:custom-shape draw:style-name="gr102" draw:text-style-name="P12" draw:layer="layout" svg:width="0.4cm" svg:height="0.4cm" svg:x="13.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103" draw:text-style-name="P13" draw:layer="layout" svg:width="0.4cm" svg:height="0.4cm" svg:x="13.024cm" svg:y="7.207cm">
          <text:p/>
          <draw:enhanced-geometry svg:viewBox="0 0 21600 21600" draw:mirror-horizontal="false" draw:mirror-vertical="false" draw:type="rectangle" draw:enhanced-path="M 0 0 L 21600 0 21600 21600 0 21600 0 0 Z N"/>
        </draw:custom-shape>
        <draw:custom-shape draw:style-name="gr104" draw:text-style-name="P13" draw:layer="layout" svg:width="0.4cm" svg:height="0.4cm" svg:x="13.024cm" svg:y="6.707cm">
          <text:p/>
          <draw:enhanced-geometry svg:viewBox="0 0 21600 21600" draw:mirror-horizontal="false" draw:mirror-vertical="false" draw:type="rectangle" draw:enhanced-path="M 0 0 L 21600 0 21600 21600 0 21600 0 0 Z N"/>
        </draw:custom-shape>
        <draw:custom-shape draw:style-name="gr105" draw:text-style-name="P13" draw:layer="layout" svg:width="0.4cm" svg:height="0.4cm" svg:x="13.024cm" svg:y="6.207cm">
          <text:p/>
          <draw:enhanced-geometry svg:viewBox="0 0 21600 21600" draw:mirror-horizontal="false" draw:mirror-vertical="false" draw:type="rectangle" draw:enhanced-path="M 0 0 L 21600 0 21600 21600 0 21600 0 0 Z N"/>
        </draw:custom-shape>
        <draw:custom-shape draw:style-name="gr106" draw:text-style-name="P13" draw:layer="layout" svg:width="0.4cm" svg:height="0.4cm" svg:x="13.024cm" svg:y="5.707cm">
          <text:p/>
          <draw:enhanced-geometry svg:viewBox="0 0 21600 21600" draw:mirror-horizontal="false" draw:mirror-vertical="false" draw:type="rectangle" draw:enhanced-path="M 0 0 L 21600 0 21600 21600 0 21600 0 0 Z N"/>
        </draw:custom-shape>
        <draw:custom-shape draw:style-name="gr107" draw:text-style-name="P13" draw:layer="layout" svg:width="0.4cm" svg:height="0.4cm" svg:x="13.024cm" svg:y="5.207cm">
          <text:p/>
          <draw:enhanced-geometry svg:viewBox="0 0 21600 21600" draw:mirror-horizontal="false" draw:mirror-vertical="false" draw:type="rectangle" draw:enhanced-path="M 0 0 L 21600 0 21600 21600 0 21600 0 0 Z N"/>
        </draw:custom-shape>
        <draw:custom-shape draw:style-name="gr108" draw:text-style-name="P13" draw:layer="layout" svg:width="0.4cm" svg:height="0.4cm" svg:x="13.024cm" svg:y="4.707cm">
          <text:p/>
          <draw:enhanced-geometry svg:viewBox="0 0 21600 21600" draw:mirror-horizontal="false" draw:mirror-vertical="false" draw:type="rectangle" draw:enhanced-path="M 0 0 L 21600 0 21600 21600 0 21600 0 0 Z N"/>
        </draw:custom-shape>
        <draw:custom-shape draw:style-name="gr109" draw:text-style-name="P13" draw:layer="layout" svg:width="0.4cm" svg:height="0.4cm" svg:x="13.024cm" svg:y="4.207cm">
          <text:p/>
          <draw:enhanced-geometry svg:viewBox="0 0 21600 21600" draw:mirror-horizontal="false" draw:mirror-vertical="false" draw:type="rectangle" draw:enhanced-path="M 0 0 L 21600 0 21600 21600 0 21600 0 0 Z N"/>
        </draw:custom-shape>
        <draw:custom-shape draw:style-name="gr110" draw:text-style-name="P13" draw:layer="layout" svg:width="0.4cm" svg:height="0.4cm" svg:x="13.024cm" svg:y="3.707cm">
          <text:p/>
          <draw:enhanced-geometry svg:viewBox="0 0 21600 21600" draw:mirror-horizontal="false" draw:mirror-vertical="false" draw:type="rectangle" draw:enhanced-path="M 0 0 L 21600 0 21600 21600 0 21600 0 0 Z N"/>
        </draw:custom-shape>
        <draw:custom-shape draw:style-name="gr111" draw:text-style-name="P13" draw:layer="layout" svg:width="0.4cm" svg:height="0.4cm" svg:x="13.024cm" svg:y="3.207cm">
          <text:p/>
          <draw:enhanced-geometry svg:viewBox="0 0 21600 21600" draw:mirror-horizontal="false" draw:mirror-vertical="false" draw:type="rectangle" draw:enhanced-path="M 0 0 L 21600 0 21600 21600 0 21600 0 0 Z N"/>
        </draw:custom-shape>
        <draw:custom-shape draw:style-name="gr112" draw:text-style-name="P12" draw:layer="layout" svg:width="0.4cm" svg:height="0.4cm" svg:x="12.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113" draw:text-style-name="P13" draw:layer="layout" svg:width="0.4cm" svg:height="0.4cm" svg:x="12.524cm" svg:y="7.207cm">
          <text:p/>
          <draw:enhanced-geometry svg:viewBox="0 0 21600 21600" draw:mirror-horizontal="false" draw:mirror-vertical="false" draw:type="rectangle" draw:enhanced-path="M 0 0 L 21600 0 21600 21600 0 21600 0 0 Z N"/>
        </draw:custom-shape>
        <draw:custom-shape draw:style-name="gr114" draw:text-style-name="P13" draw:layer="layout" svg:width="0.4cm" svg:height="0.4cm" svg:x="12.524cm" svg:y="6.707cm">
          <text:p/>
          <draw:enhanced-geometry svg:viewBox="0 0 21600 21600" draw:mirror-horizontal="false" draw:mirror-vertical="false" draw:type="rectangle" draw:enhanced-path="M 0 0 L 21600 0 21600 21600 0 21600 0 0 Z N"/>
        </draw:custom-shape>
        <draw:custom-shape draw:style-name="gr115" draw:text-style-name="P13" draw:layer="layout" svg:width="0.4cm" svg:height="0.4cm" svg:x="12.524cm" svg:y="6.207cm">
          <text:p/>
          <draw:enhanced-geometry svg:viewBox="0 0 21600 21600" draw:mirror-horizontal="false" draw:mirror-vertical="false" draw:type="rectangle" draw:enhanced-path="M 0 0 L 21600 0 21600 21600 0 21600 0 0 Z N"/>
        </draw:custom-shape>
        <draw:custom-shape draw:style-name="gr116" draw:text-style-name="P13" draw:layer="layout" svg:width="0.4cm" svg:height="0.4cm" svg:x="12.524cm" svg:y="5.707cm">
          <text:p/>
          <draw:enhanced-geometry svg:viewBox="0 0 21600 21600" draw:mirror-horizontal="false" draw:mirror-vertical="false" draw:type="rectangle" draw:enhanced-path="M 0 0 L 21600 0 21600 21600 0 21600 0 0 Z N"/>
        </draw:custom-shape>
        <draw:custom-shape draw:style-name="gr117" draw:text-style-name="P13" draw:layer="layout" svg:width="0.4cm" svg:height="0.4cm" svg:x="12.524cm" svg:y="5.207cm">
          <text:p/>
          <draw:enhanced-geometry svg:viewBox="0 0 21600 21600" draw:mirror-horizontal="false" draw:mirror-vertical="false" draw:type="rectangle" draw:enhanced-path="M 0 0 L 21600 0 21600 21600 0 21600 0 0 Z N"/>
        </draw:custom-shape>
        <draw:custom-shape draw:style-name="gr118" draw:text-style-name="P13" draw:layer="layout" svg:width="0.4cm" svg:height="0.4cm" svg:x="12.524cm" svg:y="4.707cm">
          <text:p/>
          <draw:enhanced-geometry svg:viewBox="0 0 21600 21600" draw:mirror-horizontal="false" draw:mirror-vertical="false" draw:type="rectangle" draw:enhanced-path="M 0 0 L 21600 0 21600 21600 0 21600 0 0 Z N"/>
        </draw:custom-shape>
        <draw:custom-shape draw:style-name="gr119" draw:text-style-name="P13" draw:layer="layout" svg:width="0.4cm" svg:height="0.4cm" svg:x="12.524cm" svg:y="4.207cm">
          <text:p/>
          <draw:enhanced-geometry svg:viewBox="0 0 21600 21600" draw:mirror-horizontal="false" draw:mirror-vertical="false" draw:type="rectangle" draw:enhanced-path="M 0 0 L 21600 0 21600 21600 0 21600 0 0 Z N"/>
        </draw:custom-shape>
        <draw:custom-shape draw:style-name="gr120" draw:text-style-name="P13" draw:layer="layout" svg:width="0.4cm" svg:height="0.4cm" svg:x="12.524cm" svg:y="3.707cm">
          <text:p/>
          <draw:enhanced-geometry svg:viewBox="0 0 21600 21600" draw:mirror-horizontal="false" draw:mirror-vertical="false" draw:type="rectangle" draw:enhanced-path="M 0 0 L 21600 0 21600 21600 0 21600 0 0 Z N"/>
        </draw:custom-shape>
        <draw:custom-shape draw:style-name="gr121" draw:text-style-name="P13" draw:layer="layout" svg:width="0.4cm" svg:height="0.4cm" svg:x="12.524cm" svg:y="3.207cm">
          <text:p/>
          <draw:enhanced-geometry svg:viewBox="0 0 21600 21600" draw:mirror-horizontal="false" draw:mirror-vertical="false" draw:type="rectangle" draw:enhanced-path="M 0 0 L 21600 0 21600 21600 0 21600 0 0 Z N"/>
        </draw:custom-shape>
        <draw:custom-shape draw:style-name="gr122" draw:text-style-name="P12" draw:layer="layout" svg:width="0.4cm" svg:height="0.4cm" svg:x="12.0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123" draw:text-style-name="P13" draw:layer="layout" svg:width="0.4cm" svg:height="0.4cm" svg:x="12.024cm" svg:y="7.207cm">
          <text:p/>
          <draw:enhanced-geometry svg:viewBox="0 0 21600 21600" draw:mirror-horizontal="false" draw:mirror-vertical="false" draw:type="rectangle" draw:enhanced-path="M 0 0 L 21600 0 21600 21600 0 21600 0 0 Z N"/>
        </draw:custom-shape>
        <draw:custom-shape draw:style-name="gr124" draw:text-style-name="P13" draw:layer="layout" svg:width="0.4cm" svg:height="0.4cm" svg:x="12.024cm" svg:y="6.707cm">
          <text:p/>
          <draw:enhanced-geometry svg:viewBox="0 0 21600 21600" draw:mirror-horizontal="false" draw:mirror-vertical="false" draw:type="rectangle" draw:enhanced-path="M 0 0 L 21600 0 21600 21600 0 21600 0 0 Z N"/>
        </draw:custom-shape>
        <draw:custom-shape draw:style-name="gr125" draw:text-style-name="P13" draw:layer="layout" svg:width="0.4cm" svg:height="0.4cm" svg:x="12.024cm" svg:y="6.207cm">
          <text:p/>
          <draw:enhanced-geometry svg:viewBox="0 0 21600 21600" draw:mirror-horizontal="false" draw:mirror-vertical="false" draw:type="rectangle" draw:enhanced-path="M 0 0 L 21600 0 21600 21600 0 21600 0 0 Z N"/>
        </draw:custom-shape>
        <draw:custom-shape draw:style-name="gr126" draw:text-style-name="P13" draw:layer="layout" svg:width="0.4cm" svg:height="0.4cm" svg:x="12.024cm" svg:y="5.707cm">
          <text:p/>
          <draw:enhanced-geometry svg:viewBox="0 0 21600 21600" draw:mirror-horizontal="false" draw:mirror-vertical="false" draw:type="rectangle" draw:enhanced-path="M 0 0 L 21600 0 21600 21600 0 21600 0 0 Z N"/>
        </draw:custom-shape>
        <draw:custom-shape draw:style-name="gr127" draw:text-style-name="P13" draw:layer="layout" svg:width="0.4cm" svg:height="0.4cm" svg:x="12.024cm" svg:y="5.207cm">
          <text:p/>
          <draw:enhanced-geometry svg:viewBox="0 0 21600 21600" draw:mirror-horizontal="false" draw:mirror-vertical="false" draw:type="rectangle" draw:enhanced-path="M 0 0 L 21600 0 21600 21600 0 21600 0 0 Z N"/>
        </draw:custom-shape>
        <draw:custom-shape draw:style-name="gr128" draw:text-style-name="P13" draw:layer="layout" svg:width="0.4cm" svg:height="0.4cm" svg:x="12.024cm" svg:y="4.707cm">
          <text:p/>
          <draw:enhanced-geometry svg:viewBox="0 0 21600 21600" draw:mirror-horizontal="false" draw:mirror-vertical="false" draw:type="rectangle" draw:enhanced-path="M 0 0 L 21600 0 21600 21600 0 21600 0 0 Z N"/>
        </draw:custom-shape>
        <draw:custom-shape draw:style-name="gr129" draw:text-style-name="P13" draw:layer="layout" svg:width="0.4cm" svg:height="0.4cm" svg:x="12.024cm" svg:y="4.207cm">
          <text:p/>
          <draw:enhanced-geometry svg:viewBox="0 0 21600 21600" draw:mirror-horizontal="false" draw:mirror-vertical="false" draw:type="rectangle" draw:enhanced-path="M 0 0 L 21600 0 21600 21600 0 21600 0 0 Z N"/>
        </draw:custom-shape>
        <draw:custom-shape draw:style-name="gr130" draw:text-style-name="P13" draw:layer="layout" svg:width="0.4cm" svg:height="0.4cm" svg:x="12.024cm" svg:y="3.707cm">
          <text:p/>
          <draw:enhanced-geometry svg:viewBox="0 0 21600 21600" draw:mirror-horizontal="false" draw:mirror-vertical="false" draw:type="rectangle" draw:enhanced-path="M 0 0 L 21600 0 21600 21600 0 21600 0 0 Z N"/>
        </draw:custom-shape>
        <draw:custom-shape draw:style-name="gr131" draw:text-style-name="P13" draw:layer="layout" svg:width="0.4cm" svg:height="0.4cm" svg:x="12.024cm" svg:y="3.207cm">
          <text:p/>
          <draw:enhanced-geometry svg:viewBox="0 0 21600 21600" draw:mirror-horizontal="false" draw:mirror-vertical="false" draw:type="rectangle" draw:enhanced-path="M 0 0 L 21600 0 21600 21600 0 21600 0 0 Z N"/>
        </draw:custom-shape>
        <draw:custom-shape draw:style-name="gr132" draw:text-style-name="P12" draw:layer="layout" svg:width="0.4cm" svg:height="0.4cm" svg:x="11.524cm" svg:y="7.707cm">
          <text:p text:style-name="P11"><text:span text:style-name="T4">9</text:span></text:p>
          <draw:enhanced-geometry svg:viewBox="0 0 21600 21600" draw:mirror-horizontal="false" draw:mirror-vertical="false" draw:type="rectangle" draw:enhanced-path="M 0 0 L 21600 0 21600 21600 0 21600 0 0 Z N"/>
        </draw:custom-shape>
        <draw:custom-shape draw:style-name="gr133" draw:text-style-name="P13" draw:layer="layout" svg:width="0.4cm" svg:height="0.4cm" svg:x="11.524cm" svg:y="7.207cm">
          <text:p/>
          <draw:enhanced-geometry svg:viewBox="0 0 21600 21600" draw:mirror-horizontal="false" draw:mirror-vertical="false" draw:type="rectangle" draw:enhanced-path="M 0 0 L 21600 0 21600 21600 0 21600 0 0 Z N"/>
        </draw:custom-shape>
        <draw:custom-shape draw:style-name="gr134" draw:text-style-name="P13" draw:layer="layout" svg:width="0.4cm" svg:height="0.4cm" svg:x="11.524cm" svg:y="6.707cm">
          <text:p/>
          <draw:enhanced-geometry svg:viewBox="0 0 21600 21600" draw:mirror-horizontal="false" draw:mirror-vertical="false" draw:type="rectangle" draw:enhanced-path="M 0 0 L 21600 0 21600 21600 0 21600 0 0 Z N"/>
        </draw:custom-shape>
        <draw:custom-shape draw:style-name="gr135" draw:text-style-name="P13" draw:layer="layout" svg:width="0.4cm" svg:height="0.4cm" svg:x="11.524cm" svg:y="6.207cm">
          <text:p/>
          <draw:enhanced-geometry svg:viewBox="0 0 21600 21600" draw:mirror-horizontal="false" draw:mirror-vertical="false" draw:type="rectangle" draw:enhanced-path="M 0 0 L 21600 0 21600 21600 0 21600 0 0 Z N"/>
        </draw:custom-shape>
        <draw:custom-shape draw:style-name="gr136" draw:text-style-name="P13" draw:layer="layout" svg:width="0.4cm" svg:height="0.4cm" svg:x="11.524cm" svg:y="5.707cm">
          <text:p/>
          <draw:enhanced-geometry svg:viewBox="0 0 21600 21600" draw:mirror-horizontal="false" draw:mirror-vertical="false" draw:type="rectangle" draw:enhanced-path="M 0 0 L 21600 0 21600 21600 0 21600 0 0 Z N"/>
        </draw:custom-shape>
        <draw:custom-shape draw:style-name="gr137" draw:text-style-name="P13" draw:layer="layout" svg:width="0.4cm" svg:height="0.4cm" svg:x="11.524cm" svg:y="5.207cm">
          <text:p/>
          <draw:enhanced-geometry svg:viewBox="0 0 21600 21600" draw:mirror-horizontal="false" draw:mirror-vertical="false" draw:type="rectangle" draw:enhanced-path="M 0 0 L 21600 0 21600 21600 0 21600 0 0 Z N"/>
        </draw:custom-shape>
        <draw:custom-shape draw:style-name="gr138" draw:text-style-name="P13" draw:layer="layout" svg:width="0.4cm" svg:height="0.4cm" svg:x="11.524cm" svg:y="4.707cm">
          <text:p/>
          <draw:enhanced-geometry svg:viewBox="0 0 21600 21600" draw:mirror-horizontal="false" draw:mirror-vertical="false" draw:type="rectangle" draw:enhanced-path="M 0 0 L 21600 0 21600 21600 0 21600 0 0 Z N"/>
        </draw:custom-shape>
        <draw:custom-shape draw:style-name="gr139" draw:text-style-name="P13" draw:layer="layout" svg:width="0.4cm" svg:height="0.4cm" svg:x="11.524cm" svg:y="4.207cm">
          <text:p/>
          <draw:enhanced-geometry svg:viewBox="0 0 21600 21600" draw:mirror-horizontal="false" draw:mirror-vertical="false" draw:type="rectangle" draw:enhanced-path="M 0 0 L 21600 0 21600 21600 0 21600 0 0 Z N"/>
        </draw:custom-shape>
        <draw:custom-shape draw:style-name="gr140" draw:text-style-name="P13" draw:layer="layout" svg:width="0.4cm" svg:height="0.4cm" svg:x="11.524cm" svg:y="3.707cm">
          <text:p/>
          <draw:enhanced-geometry svg:viewBox="0 0 21600 21600" draw:mirror-horizontal="false" draw:mirror-vertical="false" draw:type="rectangle" draw:enhanced-path="M 0 0 L 21600 0 21600 21600 0 21600 0 0 Z N"/>
        </draw:custom-shape>
        <draw:custom-shape draw:style-name="gr141" draw:text-style-name="P13" draw:layer="layout" svg:width="0.4cm" svg:height="0.4cm" svg:x="11.524cm" svg:y="3.207cm">
          <text:p/>
          <draw:enhanced-geometry svg:viewBox="0 0 21600 21600" draw:mirror-horizontal="false" draw:mirror-vertical="false" draw:type="rectangle" draw:enhanced-path="M 0 0 L 21600 0 21600 21600 0 21600 0 0 Z N"/>
        </draw:custom-shape>
        <draw:custom-shape draw:style-name="gr142" draw:text-style-name="P13" draw:layer="layout" svg:width="0.4cm" svg:height="0.4cm" svg:x="14.024cm" svg:y="3.207cm">
          <text:p/>
          <draw:enhanced-geometry svg:viewBox="0 0 21600 21600" draw:mirror-horizontal="false" draw:mirror-vertical="false" draw:type="rectangle" draw:enhanced-path="M 0 0 L 21600 0 21600 21600 0 21600 0 0 Z N"/>
        </draw:custom-shape>
        <draw:custom-shape draw:style-name="gr143" draw:text-style-name="P13" draw:layer="layout" svg:width="0.4cm" svg:height="0.4cm" svg:x="6.2cm" svg:y="4.2cm">
          <text:p/>
          <draw:enhanced-geometry svg:viewBox="0 0 21600 21600" draw:mirror-horizontal="false" draw:mirror-vertical="false" draw:type="rectangle" draw:enhanced-path="M 0 0 L 21600 0 21600 21600 0 21600 0 0 Z N"/>
        </draw:custom-shape>
        <draw:custom-shape draw:style-name="gr144" draw:text-style-name="P13" draw:layer="layout" svg:width="0.4cm" svg:height="0.4cm" svg:x="6.2cm" svg:y="3.5cm">
          <text:p/>
          <draw:enhanced-geometry svg:viewBox="0 0 21600 21600" draw:mirror-horizontal="false" draw:mirror-vertical="false" draw:type="rectangle" draw:enhanced-path="M 0 0 L 21600 0 21600 21600 0 21600 0 0 Z N"/>
        </draw:custom-shape>
        <draw:frame draw:style-name="gr11" draw:text-style-name="P6" draw:layer="layout" svg:width="4.376cm" svg:height="1.657cm" svg:x="6.603cm" svg:y="3.2cm">
          <draw:text-box>
            <text:p><text:span text:style-name="T2">new arrival</text:span></text:p>
            <text:p><text:span text:style-name="T2">already queued</text:span></text:p>
          </draw:text-box>
        </draw:frame>
        <presentation:notes draw:style-name="dp2">
          <draw:page-thumbnail draw:style-name="gr145" draw:layer="layout" svg:width="14.848cm" svg:height="11.136cm" svg:x="3.075cm" svg:y="2.257cm" draw:page-number="1" presentation:class="page"/>
          <draw:frame presentation:style-name="pr1" draw:text-style-name="P1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polyline draw:style-name="gr146" draw:text-style-name="P2" draw:layer="layout" svg:width="5.799cm" svg:height="11.599cm" draw:transform="rotate (-1.5707963267949) translate (13.8cm 2cm)" svg:viewBox="0 0 5800 11600" draw:points="0,11600 5800,11600 5800,0">
          <text:p/>
        </draw:polyline>
        <draw:frame draw:style-name="gr147" draw:text-style-name="P6" draw:layer="layout" svg:width="2.6cm" svg:height="0.954cm" svg:x="12.8cm" svg:y="7.85cm">
          <draw:text-box>
            <text:p><text:span text:style-name="T2">time [s]</text:span></text:p>
          </draw:text-box>
        </draw:frame>
        <draw:frame draw:style-name="gr148" draw:text-style-name="P16" draw:layer="layout" svg:width="1.6cm" svg:height="1.657cm" svg:x="0.6cm" svg:y="1.551cm">
          <draw:text-box>
            <text:p text:style-name="P15"><text:span text:style-name="T2">data</text:span><text:span text:style-name="T2"><text:line-break/></text:span><text:span text:style-name="T2">[B]</text:span></text:p>
          </draw:text-box>
        </draw:frame>
        <draw:polyline draw:style-name="gr149" draw:text-style-name="P2" draw:layer="layout" svg:width="8.199cm" svg:height="3.199cm" svg:x="2.2cm" svg:y="4.2cm" svg:viewBox="0 0 8200 3200" draw:points="0,3200 400,3200 400,3000 800,3000 800,2800 1200,2800 1200,2600 2000,2600 2000,2400 2800,2400 2800,2200 3600,2200 3600,2000 4400,2000 4400,1800 5200,1800 5200,1600 5400,1600 5400,1400 5600,1400 5600,1200 5800,1200 5800,1000 6000,1000 6000,800 6200,800 6200,600 6400,600 6400,400 7000,400 7000,200 7600,200 7600,0 8200,0">
          <text:p/>
        </draw:polyline>
        <draw:polyline draw:style-name="gr149" draw:text-style-name="P2" draw:layer="layout" svg:width="10.999cm" svg:height="4.399cm" svg:x="2.2cm" svg:y="2.6cm" svg:viewBox="0 0 11000 4400" draw:points="0,4400 400,4400 400,4000 800,4000 800,3400 1200,3400 1200,2800 1600,2800 1600,2200 1800,2200 1800,1600 2000,1600 2000,800 2200,800 2200,600 3600,600 3600,400 5000,400 5000,200 6400,200 6400,0 11000,0">
          <text:p/>
        </draw:polyline>
        <draw:polyline draw:style-name="gr149" draw:text-style-name="P2" draw:layer="layout" svg:width="0.999cm" svg:height="2.799cm" draw:transform="rotate (1.5707963267949) translate (10.4cm 4.2cm)" svg:viewBox="0 0 1000 2800" draw:points="0,0 200,0 200,600 400,600 400,1200 600,1200 600,1800 800,1800 800,2400 1000,2400 1000,2800">
          <text:p/>
        </draw:polyline>
        <draw:line draw:style-name="gr150" draw:text-style-name="P2" draw:layer="layout" svg:x1="4.2cm" svg:y1="3.4cm" svg:x2="12.2cm" svg:y2="3.4cm">
          <text:p/>
        </draw:line>
        <draw:line draw:style-name="gr150" draw:text-style-name="P2" draw:layer="layout" svg:x1="4.2cm" svg:y1="3.4cm" svg:x2="4.2cm" svg:y2="6.6cm">
          <text:p/>
        </draw:line>
        <draw:line draw:style-name="gr150" draw:text-style-name="P2" draw:layer="layout" svg:x1="12.2cm" svg:y1="3.4cm" svg:x2="12.2cm" svg:y2="2.6cm">
          <text:p/>
        </draw:line>
        <draw:line draw:style-name="gr150" draw:text-style-name="P2" draw:layer="layout" svg:x1="4.2cm" svg:y1="16.2cm" svg:x2="12.2cm" svg:y2="16.2cm">
          <text:p/>
        </draw:line>
        <draw:line draw:style-name="gr150" draw:text-style-name="P2" draw:layer="layout" svg:x1="4.2cm" svg:y1="16.2cm" svg:x2="4.2cm" svg:y2="19.4cm">
          <text:p/>
        </draw:line>
        <draw:line draw:style-name="gr150" draw:text-style-name="P2" draw:layer="layout" svg:x1="12.2cm" svg:y1="16.2cm" svg:x2="12.2cm" svg:y2="15.4cm">
          <text:p/>
        </draw:line>
        <draw:frame draw:style-name="gr151" draw:text-style-name="P17" draw:layer="layout" svg:width="1.2cm" svg:height="1.105cm" svg:x="4.045cm" svg:y="17.3cm">
          <draw:text-box>
            <text:p><text:span text:style-name="T5">b</text:span><text:span text:style-name="T6">1</text:span></text:p>
          </draw:text-box>
        </draw:frame>
        <draw:frame draw:style-name="gr151" draw:text-style-name="P17" draw:layer="layout" svg:width="1.2cm" svg:height="1.105cm" svg:x="11.34cm" svg:y="15.244cm">
          <draw:text-box>
            <text:p><text:span text:style-name="T5">b</text:span><text:span text:style-name="T6">2</text:span></text:p>
          </draw:text-box>
        </draw:frame>
        <draw:frame draw:style-name="gr151" draw:text-style-name="P17" draw:layer="layout" svg:width="1.2cm" svg:height="1.105cm" svg:x="7.2cm" svg:y="15.999cm">
          <draw:text-box>
            <text:p><text:span text:style-name="T5">t</text:span><text:span text:style-name="T6">s2</text:span></text:p>
          </draw:text-box>
        </draw:frame>
        <draw:line draw:style-name="gr150" draw:text-style-name="P2" draw:layer="layout" svg:x1="4.2cm" svg:y1="19.4cm" svg:x2="14.2cm" svg:y2="15.4cm">
          <text:p/>
        </draw:line>
        <draw:line draw:style-name="gr150" draw:text-style-name="P2" draw:layer="layout" svg:x1="12.2cm" svg:y1="15.4cm" svg:x2="14.2cm" svg:y2="15.4cm">
          <text:p/>
        </draw:line>
        <draw:frame draw:style-name="gr151" draw:text-style-name="P17" draw:layer="layout" svg:width="1.2cm" svg:height="1.105cm" svg:x="12.7cm" svg:y="14.4cm">
          <draw:text-box>
            <text:p><text:span text:style-name="T5">t</text:span><text:span text:style-name="T6">s2</text:span><text:span text:style-name="T7">*</text:span></text:p>
          </draw:text-box>
        </draw:frame>
        <draw:frame draw:style-name="gr151" draw:text-style-name="P17" draw:layer="layout" svg:width="1.2cm" svg:height="1.105cm" svg:x="4.045cm" svg:y="4.501cm">
          <draw:text-box>
            <text:p><text:span text:style-name="T5">b</text:span><text:span text:style-name="T6">1</text:span></text:p>
          </draw:text-box>
        </draw:frame>
        <draw:frame draw:style-name="gr151" draw:text-style-name="P17" draw:layer="layout" svg:width="1.2cm" svg:height="1.105cm" svg:x="11.34cm" svg:y="2.445cm">
          <draw:text-box>
            <text:p><text:span text:style-name="T5">b</text:span><text:span text:style-name="T6">2</text:span></text:p>
          </draw:text-box>
        </draw:frame>
        <draw:frame draw:style-name="gr151" draw:text-style-name="P17" draw:layer="layout" svg:width="1.2cm" svg:height="1.105cm" svg:x="7.2cm" svg:y="3.2cm">
          <draw:text-box>
            <text:p><text:span text:style-name="T5">t</text:span><text:span text:style-name="T6">s2</text:span></text:p>
          </draw:text-box>
        </draw:frame>
        <draw:line draw:style-name="gr150" draw:text-style-name="P2" draw:layer="layout" svg:x1="4.2cm" svg:y1="6.6cm" svg:x2="2.6cm" svg:y2="6.6cm">
          <text:p/>
        </draw:line>
        <draw:line draw:style-name="gr150" draw:text-style-name="P2" draw:layer="layout" svg:x1="2.6cm" svg:y1="7.2cm" svg:x2="2.6cm" svg:y2="6.6cm">
          <text:p/>
        </draw:line>
        <draw:line draw:style-name="gr150" draw:text-style-name="P2" draw:layer="layout" svg:x1="4.2cm" svg:y1="10.2cm" svg:x2="4.2cm" svg:y2="13.4cm">
          <text:p/>
        </draw:line>
        <draw:frame draw:style-name="gr151" draw:text-style-name="P17" draw:layer="layout" svg:width="1.2cm" svg:height="1.105cm" svg:x="4.045cm" svg:y="11.3cm">
          <draw:text-box>
            <text:p><text:span text:style-name="T5">b</text:span><text:span text:style-name="T6">1</text:span></text:p>
          </draw:text-box>
        </draw:frame>
        <draw:line draw:style-name="gr150" draw:text-style-name="P2" draw:layer="layout" svg:x1="4.2cm" svg:y1="13.4cm" svg:x2="2.6cm" svg:y2="13.4cm">
          <text:p/>
        </draw:line>
        <draw:line draw:style-name="gr150" draw:text-style-name="P2" draw:layer="layout" svg:x1="2.6cm" svg:y1="14cm" svg:x2="2.6cm" svg:y2="13.4cm">
          <text:p/>
        </draw:line>
        <draw:line draw:style-name="gr150" draw:text-style-name="P2" draw:layer="layout" svg:x1="2.6cm" svg:y1="14cm" svg:x2="13cm" svg:y2="10.2cm">
          <text:p/>
        </draw:line>
        <draw:line draw:style-name="gr150" draw:text-style-name="P2" draw:layer="layout" svg:x1="4.2cm" svg:y1="10.2cm" svg:x2="13cm" svg:y2="10.2cm">
          <text:p/>
        </draw:line>
        <draw:frame draw:style-name="gr151" draw:text-style-name="P17" draw:layer="layout" svg:width="1.2cm" svg:height="1.105cm" svg:x="1.6cm" svg:y="13cm">
          <draw:text-box>
            <text:p><text:span text:style-name="T5">b</text:span><text:span text:style-name="T6">0</text:span></text:p>
          </draw:text-box>
        </draw:frame>
        <draw:frame draw:style-name="gr151" draw:text-style-name="P17" draw:layer="layout" svg:width="1.2cm" svg:height="1.105cm" svg:x="9.6cm" svg:y="9.2cm">
          <draw:text-box>
            <text:p><text:span text:style-name="T5">t</text:span><text:span text:style-name="T6">s1</text:span><text:span text:style-name="T7">*</text:span></text:p>
          </draw:text-box>
        </draw:frame>
        <draw:frame draw:style-name="gr151" draw:text-style-name="P17" draw:layer="layout" svg:width="1.2cm" svg:height="1.105cm" svg:x="2.914cm" svg:y="12.293cm">
          <draw:text-box>
            <text:p><text:span text:style-name="T5">t</text:span><text:span text:style-name="T6">s1</text:span></text:p>
          </draw:text-box>
        </draw:frame>
        <draw:line draw:style-name="gr150" draw:text-style-name="P2" draw:layer="layout" svg:x1="2.4cm" svg:y1="7.2cm" svg:x2="1.6cm" svg:y2="7.2cm">
          <text:p/>
        </draw:line>
        <draw:line draw:style-name="gr150" draw:text-style-name="P2" draw:layer="layout" svg:x1="2.4cm" svg:y1="6.6cm" svg:x2="1.6cm" svg:y2="6.6cm">
          <text:p/>
        </draw:line>
        <draw:line draw:style-name="gr152" draw:text-style-name="P2" draw:layer="layout" svg:x1="1.8cm" svg:y1="7.2cm" svg:x2="1.8cm" svg:y2="7.8cm">
          <text:p/>
        </draw:line>
        <draw:line draw:style-name="gr152" draw:text-style-name="P2" draw:layer="layout" svg:x1="1.8cm" svg:y1="6.6cm" svg:x2="1.8cm" svg:y2="6cm">
          <text:p/>
        </draw:line>
        <draw:line draw:style-name="gr153" draw:text-style-name="P2" draw:layer="layout" svg:x1="4.2cm" svg:y1="7.2cm" svg:x2="4.2cm" svg:y2="19.8cm">
          <text:p/>
        </draw:line>
        <draw:line draw:style-name="gr153" draw:text-style-name="P2" draw:layer="layout" svg:x1="2.6cm" svg:y1="7.6cm" svg:x2="2.6cm" svg:y2="15.2cm">
          <text:p/>
        </draw:line>
        <draw:line draw:style-name="gr153" draw:text-style-name="P2" draw:layer="layout" svg:x1="12.2cm" svg:y1="11.8cm" svg:x2="12.2cm" svg:y2="17.2cm">
          <text:p/>
        </draw:line>
        <draw:line draw:style-name="gr153" draw:text-style-name="P2" draw:layer="layout" svg:x1="12.2cm" svg:y1="4cm" svg:x2="12.2cm" svg:y2="9.2cm">
          <text:p/>
        </draw:line>
        <draw:frame draw:style-name="gr154" draw:text-style-name="P6" draw:layer="layout" svg:width="5.404cm" svg:height="0.954cm" svg:x="3cm" svg:y="2cm">
          <draw:text-box>
            <text:p><text:span text:style-name="T2">cumulative arrivals</text:span></text:p>
          </draw:text-box>
        </draw:frame>
        <draw:frame draw:style-name="gr155" draw:text-style-name="P6" draw:layer="layout" svg:width="3.334cm" svg:height="1.657cm" svg:x="7.4cm" svg:y="5.4cm">
          <draw:text-box>
            <text:p><text:span text:style-name="T2">cumulative</text:span><text:span text:style-name="T2"><text:line-break/></text:span><text:span text:style-name="T2">departures</text:span></text:p>
          </draw:text-box>
        </draw:frame>
        <draw:frame draw:style-name="gr151" draw:text-style-name="P17" draw:layer="layout" svg:width="1.2cm" svg:height="1.105cm" svg:x="0.845cm" svg:y="6.194cm">
          <draw:text-box>
            <text:p><text:span text:style-name="T5">b</text:span><text:span text:style-name="T6">0</text:span></text:p>
          </draw:text-box>
        </draw:frame>
        <draw:frame draw:style-name="gr151" draw:text-style-name="P17" draw:layer="layout" svg:width="1.2cm" svg:height="1.105cm" svg:x="3.214cm" svg:y="5.632cm">
          <draw:text-box>
            <text:p><text:span text:style-name="T5">t</text:span><text:span text:style-name="T6">s1</text:span></text:p>
          </draw:text-box>
        </draw:frame>
        <draw:frame draw:style-name="gr151" draw:text-style-name="P17" draw:layer="layout" svg:width="1.2cm" svg:height="1.105cm" svg:x="2.5cm" svg:y="7.675cm">
          <draw:text-box>
            <text:p><text:span text:style-name="T5">t</text:span><text:span text:style-name="T6">0</text:span></text:p>
          </draw:text-box>
        </draw:frame>
        <draw:frame draw:style-name="gr151" draw:text-style-name="P17" draw:layer="layout" svg:width="1.2cm" svg:height="1.105cm" svg:x="4.1cm" svg:y="7.675cm">
          <draw:text-box>
            <text:p><text:span text:style-name="T5">t</text:span><text:span text:style-name="T6">1</text:span></text:p>
          </draw:text-box>
        </draw:frame>
        <draw:frame draw:style-name="gr151" draw:text-style-name="P17" draw:layer="layout" svg:width="1.2cm" svg:height="1.105cm" svg:x="12cm" svg:y="7.699cm">
          <draw:text-box>
            <text:p><text:span text:style-name="T5">t</text:span><text:span text:style-name="T6">2</text:span></text:p>
          </draw:text-box>
        </draw:frame>
        <presentation:notes draw:style-name="dp2">
          <draw:page-thumbnail draw:style-name="gr145" draw:layer="layout" svg:width="14.848cm" svg:height="11.136cm" svg:x="3.075cm" svg:y="2.257cm" draw:page-number="2" presentation:class="page"/>
          <draw:frame presentation:style-name="pr1" draw:text-style-name="P18" draw:layer="layout" svg:width="16.799cm" svg:height="13.364cm" svg:x="2.1cm" svg:y="14.107cm" presentation:class="notes" presentation:placeholder="true">
            <draw:text-box/>
          </draw:frame>
        </presentation:notes>
      </draw:page>
      <draw:page draw:name="page3" draw:style-name="dp1" draw:master-page-name="Default">
        <draw:custom-shape draw:name="AutoShape 2" draw:style-name="gr156" draw:text-style-name="P19" draw:layer="layout" svg:width="1.904cm" svg:height="0.001cm" svg:x="17.819cm" svg:y="12.796cm">
          <text:p/>
          <draw:enhanced-geometry draw:mirror-horizontal="false" draw:mirror-vertical="false" svg:viewBox="0 0 21600 21600" draw:type="mso-spt32" draw:enhanced-path="M 0 0 L 21600 21600 N"/>
        </draw:custom-shape>
        <draw:custom-shape draw:name="Rectangle 3" draw:style-name="gr157" draw:text-style-name="P20" draw:layer="layout" svg:width="3.187cm" svg:height="0.802cm" svg:x="14.675cm" svg:y="12.3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 draw:style-name="gr158" draw:text-style-name="P21" draw:layer="layout" svg:x1="17.862cm" svg:y1="14.701cm" svg:x2="17.863cm" svg:y2="10.701cm">
          <text:p/>
        </draw:line>
        <draw:custom-shape draw:name="Rectangle 5" draw:style-name="gr159" draw:text-style-name="P23" draw:layer="layout" svg:width="5.882cm" svg:height="1.829cm" svg:x="16.6cm" svg:y="6.171cm">
          <text:p text:style-name="P22"><text:span text:style-name="T8">probability of marking real pa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60" draw:text-style-name="P25" draw:layer="layout" svg:width="4.804cm" svg:height="1.013cm" svg:x="17.996cm" svg:y="12.7cm">
          <text:p text:style-name="P24"><text:span text:style-name="T8">virtual drain-r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61" draw:text-style-name="P27" draw:layer="layout" svg:width="4.197cm" svg:height="1.013cm" svg:x="13.815cm" svg:y="16.505cm">
          <text:p text:style-name="P26"><text:span text:style-name="T8">real que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2" draw:text-style-name="P21" draw:layer="layout" svg:x1="17.836cm" svg:y1="8.553cm" svg:x2="18.083cm" svg:y2="8.554cm">
          <text:p/>
        </draw:line>
        <draw:custom-shape draw:name="Freeform 9" draw:style-name="gr163" draw:text-style-name="P21" draw:layer="layout" svg:width="4.457cm" svg:height="2.574cm" svg:x="13.399cm" svg:y="7.8cm">
          <text:p/>
          <draw:enhanced-geometry draw:mirror-horizontal="true" draw:mirror-vertical="false" svg:viewBox="0 0 0 0" drawooo:sub-view-size="1200 672" draw:text-areas="0 0 ?f6 ?f7" draw:type="ooxml-non-primitive" draw:enhanced-path="M 0 0 L 0 672 1200 672 N">
            <draw:equation draw:name="f0" draw:formula="0*logwidth/1200"/>
            <draw:equation draw:name="f1" draw:formula="0*logheight/672"/>
            <draw:equation draw:name="f2" draw:formula="0*logwidth/1200"/>
            <draw:equation draw:name="f3" draw:formula="672*logheight/672"/>
            <draw:equation draw:name="f4" draw:formula="1200*logwidth/1200"/>
            <draw:equation draw:name="f5" draw:formula="672*logheight/672"/>
            <draw:equation draw:name="f6" draw:formula="logwidth"/>
            <draw:equation draw:name="f7" draw:formula="logheight"/>
          </draw:enhanced-geometry>
        </draw:custom-shape>
        <draw:custom-shape draw:name="Text Box 10" draw:style-name="gr164" draw:text-style-name="P29" draw:layer="layout" svg:width="1.823cm" svg:height="0.927cm" svg:x="17.918cm" svg:y="8.032cm">
          <text:p text:style-name="P28"><text:span text:style-name="T9">100%</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gr165" draw:text-style-name="P21" draw:layer="layout" svg:width="4.409cm" svg:height="1.798cm" svg:x="13.515cm" svg:y="8.541cm">
          <text:p/>
          <draw:enhanced-geometry draw:mirror-horizontal="false" draw:mirror-vertical="false" svg:viewBox="0 0 0 0" drawooo:sub-view-size="1000 408" draw:text-areas="0 0 ?f8 ?f9" draw:type="ooxml-non-primitive" draw:enhanced-path="M 1000 405 L 392 408 392 0 0 0 N">
            <draw:equation draw:name="f0" draw:formula="1000*logwidth/1000"/>
            <draw:equation draw:name="f1" draw:formula="405*logheight/408"/>
            <draw:equation draw:name="f2" draw:formula="392*logwidth/1000"/>
            <draw:equation draw:name="f3" draw:formula="408*logheight/408"/>
            <draw:equation draw:name="f4" draw:formula="392*logwidth/1000"/>
            <draw:equation draw:name="f5" draw:formula="0*logheight/408"/>
            <draw:equation draw:name="f6" draw:formula="0*logwidth/1000"/>
            <draw:equation draw:name="f7" draw:formula="0*logheight/408"/>
            <draw:equation draw:name="f8" draw:formula="logwidth"/>
            <draw:equation draw:name="f9" draw:formula="logheight"/>
          </draw:enhanced-geometry>
        </draw:custom-shape>
        <draw:custom-shape draw:name="Rectangle 12" draw:style-name="gr166" draw:text-style-name="P30" draw:layer="layout" svg:width="0.493cm" svg:height="0.846cm" svg:x="17.382cm" svg:y="15.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3" draw:style-name="gr167" draw:text-style-name="P21" draw:layer="layout" svg:width="4.201cm" svg:height="0.802cm" svg:x="13.674cm" svg:y="15.83cm">
          <text:p/>
          <draw:enhanced-geometry draw:mirror-horizontal="false" draw:mirror-vertical="false" svg:viewBox="0 0 0 0" drawooo:sub-view-size="953 227" draw:text-areas="0 0 ?f8 ?f9" draw:type="ooxml-non-primitive" draw:enhanced-path="M 0 0 L 953 0 953 227 0 227 N">
            <draw:equation draw:name="f0" draw:formula="0*logwidth/953"/>
            <draw:equation draw:name="f1" draw:formula="0*logheight/227"/>
            <draw:equation draw:name="f2" draw:formula="953*logwidth/953"/>
            <draw:equation draw:name="f3" draw:formula="0*logheight/227"/>
            <draw:equation draw:name="f4" draw:formula="953*logwidth/953"/>
            <draw:equation draw:name="f5" draw:formula="227*logheight/227"/>
            <draw:equation draw:name="f6" draw:formula="0*logwidth/953"/>
            <draw:equation draw:name="f7" draw:formula="227*logheight/227"/>
            <draw:equation draw:name="f8" draw:formula="logwidth"/>
            <draw:equation draw:name="f9" draw:formula="logheight"/>
          </draw:enhanced-geometry>
        </draw:custom-shape>
        <draw:line draw:name="Line 14" draw:style-name="gr168" draw:text-style-name="P21" draw:layer="layout" svg:x1="17.911cm" svg:y1="16.173cm" svg:x2="19.512cm" svg:y2="16.174cm">
          <text:p/>
        </draw:line>
        <draw:custom-shape draw:name="Freeform 15" draw:style-name="gr167" draw:text-style-name="P21" draw:layer="layout" svg:width="4.201cm" svg:height="0.802cm" svg:x="13.674cm" svg:y="12.399cm">
          <text:p/>
          <draw:enhanced-geometry draw:mirror-horizontal="false" draw:mirror-vertical="false" svg:viewBox="0 0 0 0" drawooo:sub-view-size="953 227" draw:text-areas="0 0 ?f8 ?f9" draw:type="ooxml-non-primitive" draw:enhanced-path="M 0 0 L 953 0 953 227 0 227 N">
            <draw:equation draw:name="f0" draw:formula="0*logwidth/953"/>
            <draw:equation draw:name="f1" draw:formula="0*logheight/227"/>
            <draw:equation draw:name="f2" draw:formula="953*logwidth/953"/>
            <draw:equation draw:name="f3" draw:formula="0*logheight/227"/>
            <draw:equation draw:name="f4" draw:formula="953*logwidth/953"/>
            <draw:equation draw:name="f5" draw:formula="227*logheight/227"/>
            <draw:equation draw:name="f6" draw:formula="0*logwidth/953"/>
            <draw:equation draw:name="f7" draw:formula="227*logheight/227"/>
            <draw:equation draw:name="f8" draw:formula="logwidth"/>
            <draw:equation draw:name="f9" draw:formula="logheight"/>
          </draw:enhanced-geometry>
        </draw:custom-shape>
        <draw:line draw:name="Line 16" draw:style-name="gr168" draw:text-style-name="P21" draw:layer="layout" svg:x1="12.011cm" svg:y1="16.173cm" svg:x2="16.963cm" svg:y2="16.174cm">
          <text:p/>
        </draw:line>
        <draw:custom-shape draw:name="Freeform 17" draw:style-name="gr169" draw:text-style-name="P21" draw:layer="layout" svg:width="1.397cm" svg:height="3.399cm" svg:x="13.312cm" svg:y="12.774cm">
          <text:p/>
          <draw:enhanced-geometry draw:mirror-horizontal="false" draw:mirror-vertical="false" svg:viewBox="0 0 0 0" drawooo:sub-view-size="317 771" draw:text-areas="0 0 ?f6 ?f7" draw:type="ooxml-non-primitive" draw:enhanced-path="M 0 771 L 0 0 317 0 N">
            <draw:equation draw:name="f0" draw:formula="0*logwidth/317"/>
            <draw:equation draw:name="f1" draw:formula="771*logheight/771"/>
            <draw:equation draw:name="f2" draw:formula="0*logwidth/317"/>
            <draw:equation draw:name="f3" draw:formula="0*logheight/771"/>
            <draw:equation draw:name="f4" draw:formula="317*logwidth/317"/>
            <draw:equation draw:name="f5" draw:formula="0*logheight/771"/>
            <draw:equation draw:name="f6" draw:formula="logwidth"/>
            <draw:equation draw:name="f7" draw:formula="logheight"/>
          </draw:enhanced-geometry>
        </draw:custom-shape>
        <draw:line draw:name="Line 18" draw:style-name="gr158" draw:text-style-name="P21" draw:layer="layout" svg:x1="15.261cm" svg:y1="13.175cm" svg:x2="15.262cm" svg:y2="10.701cm">
          <text:p/>
        </draw:line>
        <draw:custom-shape draw:name="Text Box 19" draw:style-name="gr170" draw:text-style-name="P27" draw:layer="layout" svg:width="4.616cm" svg:height="1.775cm" svg:x="13.162cm" svg:y="13.1cm">
          <text:p text:style-name="P26"><text:span text:style-name="T8">virtual queue</text:span><text:span text:style-name="T8"><text:line-break/></text:span><text:span text:style-name="T8">(just a coun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71" draw:text-style-name="P32" draw:layer="layout" svg:width="4.766cm" svg:height="1.773cm" svg:x="8.5cm" svg:y="12.4cm">
          <text:p text:style-name="P31"><text:span text:style-name="T8">add size of </text:span><text:span text:style-name="T8"><text:line-break/></text:span><text:span text:style-name="T8">enqueued pa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72" draw:text-style-name="P23" draw:layer="layout" svg:width="3.695cm" svg:height="1.013cm" svg:x="18.505cm" svg:y="16.087cm">
          <text:p text:style-name="P22"><text:span text:style-name="T8">real line r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73" draw:text-style-name="P23" draw:layer="layout" svg:width="3.527cm" svg:height="1.013cm" svg:x="9.035cm" svg:y="16.002cm">
          <text:p text:style-name="P22"><text:span text:style-name="T8">real pa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45" draw:layer="layout" svg:width="14.848cm" svg:height="11.136cm" svg:x="3.075cm" svg:y="2.257cm" draw:page-number="3" presentation:class="page"/>
          <draw:frame presentation:style-name="pr1" draw:text-style-name="P14" draw:layer="layout" svg:width="16.799cm" svg:height="13.364cm" svg:x="2.1cm" svg:y="14.107cm" presentation:class="notes" presentation:placeholder="true">
            <draw:text-box/>
          </draw:frame>
        </presentation:notes>
      </draw:page>
      <draw:page draw:name="page4" draw:style-name="dp1" draw:master-page-name="Default">
        <draw:line draw:style-name="gr153" draw:text-style-name="P2" draw:layer="layout" svg:x1="4.4cm" svg:y1="5.836cm" svg:x2="13.4cm" svg:y2="5.836cm">
          <text:p/>
        </draw:line>
        <draw:frame draw:style-name="gr174" draw:text-style-name="P6" draw:layer="layout" svg:width="0.985cm" svg:height="0.954cm" draw:transform="rotate (-1.5707963267949) translate (6.7cm 7.695cm)">
          <draw:text-box>
            <text:p><text:span text:style-name="T2">...</text:span></text:p>
          </draw:text-box>
        </draw:frame>
        <draw:frame draw:style-name="gr175" draw:text-style-name="P34" draw:layer="layout" svg:width="2.632cm" svg:height="0.797cm" svg:x="8.829cm" svg:y="13.03cm">
          <draw:text-box>
            <text:p text:style-name="P33"><text:span text:style-name="T10">vhead: </text:span><text:span text:style-name="T11">i-3</text:span><text:span text:style-name="T10"> </text:span></text:p>
          </draw:text-box>
        </draw:frame>
        <draw:custom-shape draw:style-name="gr176" draw:text-style-name="P36" draw:layer="layout" svg:width="2.2cm" svg:height="0.8cm" svg:x="11.2cm" svg:y="5.83cm">
          <text:p text:style-name="P35"><text:span text:style-name="T12">s</text:span><text:span text:style-name="T13">i+n </text:span><text:span text:style-name="T12">, t</text:span><text:span text:style-name="T13">i+n</text:span></text:p>
          <draw:enhanced-geometry svg:viewBox="0 0 21600 21600" draw:type="rectangle" draw:enhanced-path="M 0 0 L 21600 0 21600 21600 0 21600 0 0 Z N"/>
        </draw:custom-shape>
        <draw:custom-shape draw:style-name="gr176" draw:text-style-name="P36" draw:layer="layout" svg:width="2.2cm" svg:height="0.8cm" svg:x="11.2cm" svg:y="9.83cm">
          <text:p text:style-name="P35"><text:span text:style-name="T12">s</text:span><text:span text:style-name="T13">i+1 </text:span><text:span text:style-name="T12">, t</text:span><text:span text:style-name="T13">i+1</text:span></text:p>
          <draw:enhanced-geometry svg:viewBox="0 0 21600 21600" draw:type="rectangle" draw:enhanced-path="M 0 0 L 21600 0 21600 21600 0 21600 0 0 Z N"/>
        </draw:custom-shape>
        <draw:custom-shape draw:style-name="gr176" draw:text-style-name="P36" draw:layer="layout" svg:width="2.2cm" svg:height="0.8cm" svg:x="11.2cm" svg:y="10.63cm">
          <text:p text:style-name="P35"><text:span text:style-name="T12">s</text:span><text:span text:style-name="T13">i </text:span><text:span text:style-name="T12">, t</text:span><text:span text:style-name="T13">i</text:span></text:p>
          <draw:enhanced-geometry svg:viewBox="0 0 21600 21600" draw:type="rectangle" draw:enhanced-path="M 0 0 L 21600 0 21600 21600 0 21600 0 0 Z N"/>
        </draw:custom-shape>
        <draw:custom-shape draw:style-name="gr177" draw:text-style-name="P37" draw:layer="layout" svg:width="2.2cm" svg:height="0.8cm" svg:x="11.2cm" svg:y="9.03cm">
          <text:p/>
          <draw:enhanced-geometry svg:viewBox="0 0 21600 21600" draw:type="rectangle" draw:enhanced-path="M 0 0 L 21600 0 21600 21600 0 21600 0 0 Z N"/>
        </draw:custom-shape>
        <draw:custom-shape draw:style-name="gr177" draw:text-style-name="P37" draw:layer="layout" svg:width="2.2cm" svg:height="0.8cm" svg:x="11.2cm" svg:y="6.63cm">
          <text:p/>
          <draw:enhanced-geometry svg:viewBox="0 0 21600 21600" draw:type="rectangle" draw:enhanced-path="M 0 0 L 21600 0 21600 21600 0 21600 0 0 Z N"/>
        </draw:custom-shape>
        <draw:custom-shape draw:style-name="gr178" draw:text-style-name="P36" draw:layer="layout" svg:width="1.8cm" svg:height="0.8cm" svg:x="5.3cm" svg:y="5.83cm">
          <text:p text:style-name="P35"><text:span text:style-name="T12">i+n</text:span></text:p>
          <draw:enhanced-geometry svg:viewBox="0 0 21600 21600" draw:type="rectangle" draw:enhanced-path="M 0 0 L 21600 0 21600 21600 0 21600 0 0 Z N"/>
        </draw:custom-shape>
        <draw:custom-shape draw:style-name="gr178" draw:text-style-name="P36" draw:layer="layout" svg:width="1.8cm" svg:height="0.8cm" svg:x="5.3cm" svg:y="9.83cm">
          <text:p text:style-name="P35"><text:span text:style-name="T12">i+1</text:span></text:p>
          <draw:enhanced-geometry svg:viewBox="0 0 21600 21600" draw:type="rectangle" draw:enhanced-path="M 0 0 L 21600 0 21600 21600 0 21600 0 0 Z N"/>
        </draw:custom-shape>
        <draw:custom-shape draw:style-name="gr178" draw:text-style-name="P36" draw:layer="layout" svg:width="1.8cm" svg:height="0.8cm" svg:x="5.3cm" svg:y="10.63cm">
          <text:p text:style-name="P35"><text:span text:style-name="T12">i</text:span></text:p>
          <draw:enhanced-geometry svg:viewBox="0 0 21600 21600" draw:type="rectangle" draw:enhanced-path="M 0 0 L 21600 0 21600 21600 0 21600 0 0 Z N"/>
        </draw:custom-shape>
        <draw:custom-shape draw:style-name="gr179" draw:text-style-name="P37" draw:layer="layout" svg:width="1.8cm" svg:height="0.8cm" svg:x="5.3cm" svg:y="9.03cm">
          <text:p/>
          <draw:enhanced-geometry svg:viewBox="0 0 21600 21600" draw:type="rectangle" draw:enhanced-path="M 0 0 L 21600 0 21600 21600 0 21600 0 0 Z N"/>
        </draw:custom-shape>
        <draw:custom-shape draw:style-name="gr179" draw:text-style-name="P37" draw:layer="layout" svg:width="1.8cm" svg:height="0.8cm" svg:x="5.3cm" svg:y="6.63cm">
          <text:p/>
          <draw:enhanced-geometry svg:viewBox="0 0 21600 21600" draw:type="rectangle" draw:enhanced-path="M 0 0 L 21600 0 21600 21600 0 21600 0 0 Z N"/>
        </draw:custom-shape>
        <draw:polyline draw:style-name="gr149" draw:text-style-name="P2" draw:layer="layout" svg:width="7.999cm" svg:height="2.199cm" draw:transform="rotate (-1.5707963267949) translate (7.3cm 3.43cm)" svg:viewBox="0 0 8000 2200" draw:points="0,200 4600,200 4500,0 4900,400 4800,200 8000,200 8000,2000 4900,2000 5000,2200 4600,1800 4700,2000 0,2000">
          <text:p/>
        </draw:polyline>
        <draw:frame draw:style-name="gr180" draw:text-style-name="P10" draw:layer="layout" svg:width="0.985cm" svg:height="1.161cm" draw:transform="rotate (-1.5707963267949) translate (13.014cm 7.729cm)">
          <draw:text-box>
            <text:p text:style-name="P9"><text:span text:style-name="T3">...</text:span></text:p>
          </draw:text-box>
        </draw:frame>
        <draw:custom-shape draw:style-name="gr176" draw:text-style-name="P36" draw:layer="layout" svg:width="2.2cm" svg:height="0.8cm" svg:x="11.2cm" svg:y="11.43cm">
          <text:p text:style-name="P35"><text:span text:style-name="T12">s</text:span><text:span text:style-name="T13">i-1 </text:span><text:span text:style-name="T12">, t</text:span><text:span text:style-name="T13">i-1</text:span></text:p>
          <draw:enhanced-geometry svg:viewBox="0 0 21600 21600" draw:type="rectangle" draw:enhanced-path="M 0 0 L 21600 0 21600 21600 0 21600 0 0 Z N"/>
        </draw:custom-shape>
        <draw:custom-shape draw:style-name="gr176" draw:text-style-name="P36" draw:layer="layout" svg:width="2.2cm" svg:height="0.8cm" svg:x="11.2cm" svg:y="12.23cm">
          <text:p text:style-name="P35"><text:span text:style-name="T12">s</text:span><text:span text:style-name="T13">i-2 </text:span><text:span text:style-name="T12">, t</text:span><text:span text:style-name="T13">i-2</text:span></text:p>
          <draw:enhanced-geometry svg:viewBox="0 0 21600 21600" draw:type="rectangle" draw:enhanced-path="M 0 0 L 21600 0 21600 21600 0 21600 0 0 Z N"/>
        </draw:custom-shape>
        <draw:custom-shape draw:style-name="gr176" draw:text-style-name="P36" draw:layer="layout" svg:width="2.2cm" svg:height="0.8cm" svg:x="11.2cm" svg:y="13.03cm">
          <text:p text:style-name="P35"><text:span text:style-name="T12">s</text:span><text:span text:style-name="T13">i-3 </text:span><text:span text:style-name="T12">, t</text:span><text:span text:style-name="T13">i-3</text:span></text:p>
          <draw:enhanced-geometry svg:viewBox="0 0 21600 21600" draw:type="rectangle" draw:enhanced-path="M 0 0 L 21600 0 21600 21600 0 21600 0 0 Z N"/>
        </draw:custom-shape>
        <draw:line draw:style-name="gr153" draw:text-style-name="P2" draw:layer="layout" svg:x1="4.4cm" svg:y1="11.427cm" svg:x2="13.8cm" svg:y2="11.427cm">
          <text:p/>
        </draw:line>
        <draw:frame draw:style-name="gr181" draw:text-style-name="P39" draw:layer="layout" svg:width="3.728cm" svg:height="0.954cm" svg:x="4.272cm" svg:y="14.75cm">
          <draw:text-box>
            <text:p text:style-name="P38"><text:span text:style-name="T2">real link rate</text:span></text:p>
          </draw:text-box>
        </draw:frame>
        <draw:frame draw:style-name="gr182" draw:text-style-name="P6" draw:layer="layout" svg:width="4.486cm" svg:height="0.954cm" svg:x="9.9cm" svg:y="2.1cm">
          <draw:text-box>
            <text:p><text:span text:style-name="T2">queue metadata</text:span></text:p>
          </draw:text-box>
        </draw:frame>
        <draw:custom-shape draw:style-name="gr183" draw:text-style-name="P2" draw:layer="layout" svg:width="0.303cm" svg:height="2.407cm" svg:x="8.487cm" svg:y="11.43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4" draw:text-style-name="P41" draw:layer="layout" svg:width="1.954cm" svg:height="2.068cm" svg:x="6.7cm" svg:y="11.769cm">
          <draw:text-box>
            <text:p text:style-name="P40"><text:span text:style-name="T2">vq</text:span></text:p>
            <text:p text:style-name="P40"><text:span text:style-name="T2">meta-</text:span><text:span text:style-name="T2"><text:line-break/></text:span><text:span text:style-name="T2">data</text:span></text:p>
          </draw:text-box>
        </draw:frame>
        <draw:custom-shape draw:style-name="gr185" draw:text-style-name="P42" draw:layer="layout" svg:width="0.7cm" svg:height="1.77cm" svg:x="5.8cm" svg:y="3.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6" draw:text-style-name="P2" draw:layer="layout" svg:width="0.503cm" svg:height="7.985cm" svg:x="14cm" svg:y="5.846cm">
          <text:p/>
          <draw:enhanced-geometry svg:viewBox="0 0 21600 21600"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7" draw:text-style-name="P16" draw:layer="layout" svg:width="4.058cm" svg:height="0.954cm" draw:transform="rotate (1.5707963267949) translate (14.371cm 11.28cm)">
          <draw:text-box>
            <text:p text:style-name="P15"><text:span text:style-name="T2">conceptual vq</text:span></text:p>
          </draw:text-box>
        </draw:frame>
        <draw:custom-shape draw:style-name="gr185" draw:text-style-name="P42" draw:layer="layout" svg:width="0.7cm" svg:height="1.77cm" svg:x="5.8cm" svg:y="1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5" draw:text-style-name="P42" draw:layer="layout" svg:width="0.7cm" svg:height="1.77cm" svg:x="11.9cm" svg:y="14.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88" draw:text-style-name="P43" draw:layer="layout" svg:width="2.593cm" svg:height="0.878cm" svg:x="8.3cm" svg:y="6.2cm">
          <draw:text-box>
            <text:p><text:span text:style-name="T14">reference</text:span></text:p>
          </draw:text-box>
        </draw:frame>
        <draw:frame draw:style-name="gr189" draw:text-style-name="P6" draw:layer="layout" svg:width="3.139cm" svg:height="0.954cm" svg:x="4.661cm" svg:y="2.05cm">
          <draw:text-box>
            <text:p><text:span text:style-name="T2">real queue</text:span></text:p>
          </draw:text-box>
        </draw:frame>
        <draw:frame draw:style-name="gr190" draw:text-style-name="P39" draw:layer="layout" svg:width="4.435cm" svg:height="0.954cm" svg:x="10.3cm" svg:y="16cm">
          <draw:text-box>
            <text:p text:style-name="P38"><text:span text:style-name="T2">virtual link rate</text:span></text:p>
          </draw:text-box>
        </draw:frame>
        <draw:custom-shape draw:style-name="gr191" draw:text-style-name="P44" draw:layer="layout" svg:width="3cm" svg:height="0.4cm" svg:x="7.8cm" svg:y="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53" draw:text-style-name="P2" draw:layer="layout" svg:x1="8.9cm" svg:y1="13.83cm" svg:x2="13.8cm" svg:y2="13.83cm">
          <text:p/>
        </draw:line>
        <presentation:notes draw:style-name="dp2">
          <draw:page-thumbnail draw:style-name="gr145" draw:layer="layout" svg:width="14.848cm" svg:height="11.136cm" svg:x="3.075cm" svg:y="2.257cm" draw:page-number="4" presentation:class="page"/>
          <draw:frame presentation:style-name="pr1" draw:text-style-name="P18" draw:layer="layout" svg:width="16.799cm" svg:height="13.364cm" svg:x="2.1cm" svg:y="14.107cm" presentation:class="notes" presentation:placeholder="true">
            <draw:text-box/>
          </draw:frame>
        </presentation:notes>
      </draw:page>
      <draw:page draw:name="page5" draw:style-name="dp1" draw:master-page-name="Default">
        <draw:line draw:style-name="gr153" draw:text-style-name="P2" draw:layer="layout" svg:x1="4.4cm" svg:y1="5.836cm" svg:x2="13.4cm" svg:y2="5.836cm">
          <text:p/>
        </draw:line>
        <draw:frame draw:style-name="gr174" draw:text-style-name="P6" draw:layer="layout" svg:width="0.985cm" svg:height="0.954cm" draw:transform="rotate (-1.5707963267949) translate (6.7cm 7.695cm)">
          <draw:text-box>
            <text:p><text:span text:style-name="T2">...</text:span></text:p>
          </draw:text-box>
        </draw:frame>
        <draw:frame draw:style-name="gr175" draw:text-style-name="P34" draw:layer="layout" svg:width="2.632cm" svg:height="0.797cm" svg:x="8.829cm" svg:y="13.03cm">
          <draw:text-box>
            <text:p text:style-name="P33"><text:span text:style-name="T10">vhead: </text:span><text:span text:style-name="T11">i-3</text:span><text:span text:style-name="T10"> </text:span></text:p>
          </draw:text-box>
        </draw:frame>
        <draw:frame draw:style-name="gr192" draw:text-style-name="P45" draw:layer="layout" svg:width="3.315cm" svg:height="0.951cm" svg:x="8.685cm" svg:y="5.013cm">
          <draw:text-box>
            <text:p text:style-name="P33"><text:span text:style-name="T10">count_enq </text:span></text:p>
          </draw:text-box>
        </draw:frame>
        <draw:frame draw:style-name="gr192" draw:text-style-name="P45" draw:layer="layout" svg:width="3.315cm" svg:height="0.951cm" svg:x="8.685cm" svg:y="10.618cm">
          <draw:text-box>
            <text:p text:style-name="P33"><text:span text:style-name="T10">count_deq </text:span></text:p>
          </draw:text-box>
        </draw:frame>
        <draw:custom-shape draw:style-name="gr193" draw:text-style-name="P36" draw:layer="layout" svg:width="3.3cm" svg:height="0.8cm" svg:x="11.2cm" svg:y="5.83cm">
          <text:p text:style-name="P35"><text:span text:style-name="T12">s</text:span><text:span text:style-name="T13">i+n </text:span><text:span text:style-name="T12">, t</text:span><text:span text:style-name="T13">i+n </text:span><text:span text:style-name="T15">, b</text:span><text:span text:style-name="T13">i+n</text:span></text:p>
          <draw:enhanced-geometry svg:viewBox="0 0 21600 21600" draw:type="rectangle" draw:enhanced-path="M 0 0 L 21600 0 21600 21600 0 21600 0 0 Z N"/>
        </draw:custom-shape>
        <draw:custom-shape draw:style-name="gr193" draw:text-style-name="P36" draw:layer="layout" svg:width="3.3cm" svg:height="0.8cm" svg:x="11.2cm" svg:y="9.83cm">
          <text:p text:style-name="P35"><text:span text:style-name="T12">s</text:span><text:span text:style-name="T13">i+1 </text:span><text:span text:style-name="T12">, t</text:span><text:span text:style-name="T13">i+1 </text:span><text:span text:style-name="T15">, b</text:span><text:span text:style-name="T13">i+1</text:span></text:p>
          <draw:enhanced-geometry svg:viewBox="0 0 21600 21600" draw:type="rectangle" draw:enhanced-path="M 0 0 L 21600 0 21600 21600 0 21600 0 0 Z N"/>
        </draw:custom-shape>
        <draw:custom-shape draw:style-name="gr193" draw:text-style-name="P36" draw:layer="layout" svg:width="3.3cm" svg:height="0.8cm" svg:x="11.2cm" svg:y="10.63cm">
          <text:p text:style-name="P35"><text:span text:style-name="T12">s</text:span><text:span text:style-name="T13">i </text:span><text:span text:style-name="T12">, t</text:span><text:span text:style-name="T13">i </text:span><text:span text:style-name="T15">, b</text:span><text:span text:style-name="T13">i</text:span></text:p>
          <draw:enhanced-geometry svg:viewBox="0 0 21600 21600" draw:type="rectangle" draw:enhanced-path="M 0 0 L 21600 0 21600 21600 0 21600 0 0 Z N"/>
        </draw:custom-shape>
        <draw:custom-shape draw:style-name="gr194" draw:text-style-name="P37" draw:layer="layout" svg:width="3.3cm" svg:height="0.8cm" svg:x="11.2cm" svg:y="9.03cm">
          <text:p/>
          <draw:enhanced-geometry svg:viewBox="0 0 21600 21600" draw:type="rectangle" draw:enhanced-path="M 0 0 L 21600 0 21600 21600 0 21600 0 0 Z N"/>
        </draw:custom-shape>
        <draw:custom-shape draw:style-name="gr194" draw:text-style-name="P37" draw:layer="layout" svg:width="3.3cm" svg:height="0.8cm" svg:x="11.2cm" svg:y="6.63cm">
          <text:p/>
          <draw:enhanced-geometry svg:viewBox="0 0 21600 21600" draw:type="rectangle" draw:enhanced-path="M 0 0 L 21600 0 21600 21600 0 21600 0 0 Z N"/>
        </draw:custom-shape>
        <draw:custom-shape draw:style-name="gr178" draw:text-style-name="P36" draw:layer="layout" svg:width="1.8cm" svg:height="0.8cm" svg:x="5.3cm" svg:y="5.83cm">
          <text:p text:style-name="P35"><text:span text:style-name="T12">i+n</text:span></text:p>
          <draw:enhanced-geometry svg:viewBox="0 0 21600 21600" draw:type="rectangle" draw:enhanced-path="M 0 0 L 21600 0 21600 21600 0 21600 0 0 Z N"/>
        </draw:custom-shape>
        <draw:custom-shape draw:style-name="gr178" draw:text-style-name="P36" draw:layer="layout" svg:width="1.8cm" svg:height="0.8cm" svg:x="5.3cm" svg:y="9.83cm">
          <text:p text:style-name="P35"><text:span text:style-name="T12">i+1</text:span></text:p>
          <draw:enhanced-geometry svg:viewBox="0 0 21600 21600" draw:type="rectangle" draw:enhanced-path="M 0 0 L 21600 0 21600 21600 0 21600 0 0 Z N"/>
        </draw:custom-shape>
        <draw:custom-shape draw:style-name="gr178" draw:text-style-name="P36" draw:layer="layout" svg:width="1.8cm" svg:height="0.8cm" svg:x="5.3cm" svg:y="10.63cm">
          <text:p text:style-name="P35"><text:span text:style-name="T12">i</text:span></text:p>
          <draw:enhanced-geometry svg:viewBox="0 0 21600 21600" draw:type="rectangle" draw:enhanced-path="M 0 0 L 21600 0 21600 21600 0 21600 0 0 Z N"/>
        </draw:custom-shape>
        <draw:custom-shape draw:style-name="gr179" draw:text-style-name="P37" draw:layer="layout" svg:width="1.8cm" svg:height="0.8cm" svg:x="5.3cm" svg:y="9.03cm">
          <text:p/>
          <draw:enhanced-geometry svg:viewBox="0 0 21600 21600" draw:type="rectangle" draw:enhanced-path="M 0 0 L 21600 0 21600 21600 0 21600 0 0 Z N"/>
        </draw:custom-shape>
        <draw:custom-shape draw:style-name="gr179" draw:text-style-name="P37" draw:layer="layout" svg:width="1.8cm" svg:height="0.8cm" svg:x="5.3cm" svg:y="6.63cm">
          <text:p/>
          <draw:enhanced-geometry svg:viewBox="0 0 21600 21600" draw:type="rectangle" draw:enhanced-path="M 0 0 L 21600 0 21600 21600 0 21600 0 0 Z N"/>
        </draw:custom-shape>
        <draw:polyline draw:style-name="gr149" draw:text-style-name="P2" draw:layer="layout" svg:width="7.999cm" svg:height="2.199cm" draw:transform="rotate (-1.5707963267949) translate (7.3cm 3.43cm)" svg:viewBox="0 0 8000 2200" draw:points="0,200 4600,200 4500,0 4900,400 4800,200 8000,200 8000,2000 4900,2000 5000,2200 4600,1800 4700,2000 0,2000">
          <text:p/>
        </draw:polyline>
        <draw:frame draw:style-name="gr195" draw:text-style-name="P10" draw:layer="layout" svg:width="0.985cm" svg:height="1.74cm" draw:transform="rotate (-1.5707963267949) translate (13.92cm 7.729cm)">
          <draw:text-box>
            <text:p text:style-name="P9"><text:span text:style-name="T3">...</text:span></text:p>
          </draw:text-box>
        </draw:frame>
        <draw:custom-shape draw:style-name="gr193" draw:text-style-name="P36" draw:layer="layout" svg:width="3.3cm" svg:height="0.8cm" svg:x="11.2cm" svg:y="11.43cm">
          <text:p text:style-name="P35"><text:span text:style-name="T12">s</text:span><text:span text:style-name="T13">i-1 </text:span><text:span text:style-name="T12">, t</text:span><text:span text:style-name="T13">i-1 </text:span><text:span text:style-name="T15">, b</text:span><text:span text:style-name="T13">i-1</text:span></text:p>
          <draw:enhanced-geometry svg:viewBox="0 0 21600 21600" draw:type="rectangle" draw:enhanced-path="M 0 0 L 21600 0 21600 21600 0 21600 0 0 Z N"/>
        </draw:custom-shape>
        <draw:custom-shape draw:style-name="gr193" draw:text-style-name="P36" draw:layer="layout" svg:width="3.3cm" svg:height="0.8cm" svg:x="11.2cm" svg:y="12.23cm">
          <text:p text:style-name="P35"><text:span text:style-name="T12">s</text:span><text:span text:style-name="T13">i-2 </text:span><text:span text:style-name="T12">, t</text:span><text:span text:style-name="T13">i-2 </text:span><text:span text:style-name="T15">, b</text:span><text:span text:style-name="T13">i-2</text:span></text:p>
          <draw:enhanced-geometry svg:viewBox="0 0 21600 21600" draw:type="rectangle" draw:enhanced-path="M 0 0 L 21600 0 21600 21600 0 21600 0 0 Z N"/>
        </draw:custom-shape>
        <draw:custom-shape draw:style-name="gr193" draw:text-style-name="P36" draw:layer="layout" svg:width="3.3cm" svg:height="0.8cm" svg:x="11.2cm" svg:y="13.03cm">
          <text:p text:style-name="P35"><text:span text:style-name="T12">s</text:span><text:span text:style-name="T13">i-3 </text:span><text:span text:style-name="T12">, t</text:span><text:span text:style-name="T13">i-3 </text:span><text:span text:style-name="T15">, b</text:span><text:span text:style-name="T13">i-3</text:span></text:p>
          <draw:enhanced-geometry svg:viewBox="0 0 21600 21600" draw:type="rectangle" draw:enhanced-path="M 0 0 L 21600 0 21600 21600 0 21600 0 0 Z N"/>
        </draw:custom-shape>
        <draw:frame draw:style-name="gr196" draw:text-style-name="P46" draw:layer="layout" svg:width="3.724cm" svg:height="0.836cm" svg:x="8.7cm" svg:y="13.728cm">
          <draw:text-box>
            <text:p text:style-name="P33"><text:span text:style-name="T10">vcount_deq</text:span></text:p>
          </draw:text-box>
        </draw:frame>
        <draw:line draw:style-name="gr153" draw:text-style-name="P2" draw:layer="layout" svg:x1="4.4cm" svg:y1="11.427cm" svg:x2="13.8cm" svg:y2="11.427cm">
          <text:p/>
        </draw:line>
        <draw:frame draw:style-name="gr181" draw:text-style-name="P39" draw:layer="layout" svg:width="3.728cm" svg:height="0.954cm" svg:x="4.272cm" svg:y="14.75cm">
          <draw:text-box>
            <text:p text:style-name="P38"><text:span text:style-name="T2">real link rate</text:span></text:p>
          </draw:text-box>
        </draw:frame>
        <draw:frame draw:style-name="gr182" draw:text-style-name="P6" draw:layer="layout" svg:width="4.486cm" svg:height="0.954cm" svg:x="9.9cm" svg:y="2.1cm">
          <draw:text-box>
            <text:p><text:span text:style-name="T2">queue metadata</text:span></text:p>
          </draw:text-box>
        </draw:frame>
        <draw:custom-shape draw:style-name="gr197" draw:text-style-name="P2" draw:layer="layout" svg:width="0.303cm" svg:height="3.07cm" svg:x="8.487cm" svg:y="11.43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4" draw:text-style-name="P41" draw:layer="layout" svg:width="1.954cm" svg:height="2.068cm" svg:x="6.7cm" svg:y="11.769cm">
          <draw:text-box>
            <text:p text:style-name="P40"><text:span text:style-name="T2">vq</text:span></text:p>
            <text:p text:style-name="P40"><text:span text:style-name="T2">meta-</text:span><text:span text:style-name="T2"><text:line-break/></text:span><text:span text:style-name="T2">data</text:span></text:p>
          </draw:text-box>
        </draw:frame>
        <draw:custom-shape draw:style-name="gr185" draw:text-style-name="P42" draw:layer="layout" svg:width="0.7cm" svg:height="1.77cm" svg:x="5.8cm" svg:y="3.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6" draw:text-style-name="P2" draw:layer="layout" svg:width="0.503cm" svg:height="7.985cm" svg:x="14.9cm" svg:y="5.846cm">
          <text:p/>
          <draw:enhanced-geometry svg:viewBox="0 0 21600 21600"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7" draw:text-style-name="P16" draw:layer="layout" svg:width="4.058cm" svg:height="0.954cm" draw:transform="rotate (1.5707963267949) translate (15.271cm 11.28cm)">
          <draw:text-box>
            <text:p text:style-name="P15"><text:span text:style-name="T2">conceptual vq</text:span></text:p>
          </draw:text-box>
        </draw:frame>
        <draw:custom-shape draw:style-name="gr185" draw:text-style-name="P42" draw:layer="layout" svg:width="0.7cm" svg:height="1.77cm" svg:x="5.8cm" svg:y="1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5" draw:text-style-name="P42" draw:layer="layout" svg:width="0.7cm" svg:height="1.77cm" svg:x="11.9cm" svg:y="14.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88" draw:text-style-name="P43" draw:layer="layout" svg:width="2.593cm" svg:height="0.878cm" svg:x="8.3cm" svg:y="6.2cm">
          <draw:text-box>
            <text:p><text:span text:style-name="T14">reference</text:span></text:p>
          </draw:text-box>
        </draw:frame>
        <draw:frame draw:style-name="gr189" draw:text-style-name="P6" draw:layer="layout" svg:width="3.139cm" svg:height="0.954cm" svg:x="4.661cm" svg:y="2.05cm">
          <draw:text-box>
            <text:p><text:span text:style-name="T2">real queue</text:span></text:p>
          </draw:text-box>
        </draw:frame>
        <draw:frame draw:style-name="gr190" draw:text-style-name="P39" draw:layer="layout" svg:width="4.435cm" svg:height="0.954cm" svg:x="10.3cm" svg:y="16cm">
          <draw:text-box>
            <text:p text:style-name="P38"><text:span text:style-name="T2">virtual link rate</text:span></text:p>
          </draw:text-box>
        </draw:frame>
        <draw:custom-shape draw:style-name="gr191" draw:text-style-name="P44" draw:layer="layout" svg:width="3cm" svg:height="0.4cm" svg:x="7.8cm" svg:y="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53" draw:text-style-name="P2" draw:layer="layout" svg:x1="8.9cm" svg:y1="13.83cm" svg:x2="13.8cm" svg:y2="13.83cm">
          <text:p/>
        </draw:line>
        <presentation:notes draw:style-name="dp2">
          <draw:page-thumbnail draw:style-name="gr145" draw:layer="layout" svg:width="14.848cm" svg:height="11.136cm" svg:x="3.075cm" svg:y="2.257cm" draw:page-number="5" presentation:class="page"/>
          <draw:frame presentation:style-name="pr1"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S PGothic1" svg:font-family="'MS PGothic'" style:font-family-generic="modern" style:font-pitch="fixed"/>
    <style:font-face style:name="Droid Sans Fallback" svg:font-family="'Droid Sans Fallback'" style:font-family-generic="modern" style:font-pitch="variable"/>
    <style:font-face style:name="MS PGothic" svg:font-family="'MS PGothic'" style:font-family-generic="moder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10" draw:display-name="Dashed (var) 10" draw:style="round" draw:dots1="1" draw:dots1-length="159%" draw:distance="159%"/>
    <draw:stroke-dash draw:name="Dashed_20__28_var_29__20_11" draw:display-name="Dashed (var) 11" draw:style="round" draw:dots1="1" draw:dots1-length="53%" draw:dots2="1" draw:dots2-length="212%" draw:distance="159%"/>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485cm"/>
      <style:paragraph-properties style:writing-mode="lr-tb"/>
    </style:style>
    <style:style style:name="Mgr3"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36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ob Briscoe</meta:initial-creator>
    <meta:creation-date>2017-09-05T08:05:15.366697538</meta:creation-date>
    <meta:generator>LibreOffice/6.4.7.2$Linux_X86_64 LibreOffice_project/40$Build-2</meta:generator>
    <dc:date>2021-11-22T11:05:20.231776299</dc:date>
    <dc:creator>Bob Briscoe</dc:creator>
    <meta:editing-duration>P4DT4H11M3S</meta:editing-duration>
    <meta:editing-cycles>44</meta:editing-cycles>
    <meta:document-statistic meta:object-count="373"/>
  </office:meta>
</office:document-meta>
</file>